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mports System</text:p>
      <text:p text:style-name="P1">Imports System.Net</text:p>
      <text:p text:style-name="P1">Imports System.Text</text:p>
      <text:p text:style-name="P1">Imports System.IO</text:p>
      <text:p text:style-name="P1">Imports System.Threading</text:p>
      <text:p text:style-name="P1">Imports Newtonsoft.Json</text:p>
      <text:p text:style-name="P1">Imports Newtonsoft.Json.Linq</text:p>
      <text:p text:style-name="P1">Imports TjComun.Encriptador</text:p>
      <text:p text:style-name="P1"/>
      <text:p text:style-name="P1"/>
      <text:p text:style-name="P1">Public Class RequestState</text:p>
      <text:p text:style-name="P1"><text:s text:c="4"/>' This class stores the request state of the request.</text:p>
      <text:p text:style-name="P1"><text:s text:c="4"/>Public request As HttpWebRequest</text:p>
      <text:p text:style-name="P1"><text:s text:c="4"/>Public json As String = ""</text:p>
      <text:p text:style-name="P1"/>
      <text:p text:style-name="P1"/>
      <text:p text:style-name="P1"><text:s text:c="4"/>Public Sub New()</text:p>
      <text:p text:style-name="P1"><text:s text:c="8"/>request = Nothing</text:p>
      <text:p text:style-name="P1"><text:s text:c="4"/>End Sub ' New</text:p>
      <text:p text:style-name="P1">End Class ' RequestState</text:p>
      <text:p text:style-name="P1"/>
      <text:p text:style-name="P1">Public Class MensajeCliente</text:p>
      <text:p text:style-name="P1"><text:s text:c="4"/>Property Texto As String</text:p>
      <text:p text:style-name="P1"><text:s text:c="4"/>Property Fecha As Date</text:p>
      <text:p text:style-name="P1"><text:s text:c="4"/>Property Tipo As TipoMensaje</text:p>
      <text:p text:style-name="P1">End Class</text:p>
      <text:p text:style-name="P1"/>
      <text:p text:style-name="P1"/>
      <text:p text:style-name="P1">Public Structure RESPUESTA_PEI</text:p>
      <text:p text:style-name="P1"><text:s text:c="4"/>Dim CodigoRespuesta As Integer</text:p>
      <text:p text:style-name="P1"><text:s text:c="4"/>Dim MensajeRespuesta As String</text:p>
      <text:p text:style-name="P1"/>
      <text:p text:style-name="P1">End Structure</text:p>
      <text:p text:style-name="P1"/>
      <text:p text:style-name="P1">Public Enum TipoMensaje</text:p>
      <text:p text:style-name="P1"><text:s text:c="4"/>Informacion = 0</text:p>
      <text:p text:style-name="P1"><text:s text:c="4"/>[Error] = 10</text:p>
      <text:p text:style-name="P1"><text:s text:c="4"/>Debug = 20</text:p>
      <text:p text:style-name="P1">End Enum</text:p>
      <text:p text:style-name="P1"/>
      <text:p text:style-name="P1">Public Class PEI</text:p>
      <text:p text:style-name="P1"><text:s text:c="4"/>Public versionLIBPEI As String = "5"</text:p>
      <text:p text:style-name="P1"><text:s text:c="4"/>Public Event Mensaje(msj As MensajeCliente)</text:p>
      <text:p text:style-name="P1"/>
      <text:p text:style-name="P1"><text:s text:c="4"/>Public Shared allDone As New ManualResetEvent(False)</text:p>
      <text:p text:style-name="P1"/>
      <text:p text:style-name="P1"><text:s text:c="4"/>Private timeOutGeneral As Integer = 30000</text:p>
      <text:p text:style-name="P1"><text:s text:c="4"/>Dim token As String</text:p>
      <text:p text:style-name="P1"><text:s text:c="4"/>Property direccion As String</text:p>
      <text:p text:style-name="P1"><text:s text:c="4"/>Property comercio As String</text:p>
      <text:p text:style-name="P1"><text:s text:c="4"/>Property nomarc As String</text:p>
      <text:p text:style-name="P1"><text:soft-page-break/><text:s text:c="4"/>Property nomvta As String</text:p>
      <text:p text:style-name="P1"/>
      <text:p text:style-name="P1"><text:s text:c="4"/>Public Sub Log(texto As String)</text:p>
      <text:p text:style-name="P1"><text:s text:c="8"/>Dim objStreamWriter As StreamWriter</text:p>
      <text:p text:style-name="P1"/>
      <text:p text:style-name="P1"><text:s text:c="8"/>'Pass the file path and the file name to the StreamWriter constructor.</text:p>
      <text:p text:style-name="P1"><text:s text:c="8"/>objStreamWriter = New StreamWriter("C:\Tarjetas\AgentePei\Log\" &amp; nomarc, True)</text:p>
      <text:p text:style-name="P1"><text:s text:c="8"/>objStreamWriter.WriteLine(String.Format("{0:dd/MM hh:mm:ss} {1}", Now, texto))</text:p>
      <text:p text:style-name="P1"><text:s text:c="8"/>objStreamWriter.Close()</text:p>
      <text:p text:style-name="P1"/>
      <text:p text:style-name="P1"><text:s text:c="4"/>End Sub</text:p>
      <text:p text:style-name="P1"/>
      <text:p text:style-name="P1"/>
      <text:p text:style-name="P1"><text:s text:c="4"/>Private Sub mensajePei(s As String)</text:p>
      <text:p text:style-name="P1"><text:s text:c="8"/>Dim msj As New MensajeCliente() With {.Fecha = Now, .Texto = s}</text:p>
      <text:p text:style-name="P1"><text:s text:c="8"/>msj.Tipo = TipoMensaje.Informacion</text:p>
      <text:p text:style-name="P1"><text:s text:c="8"/>Log(s)</text:p>
      <text:p text:style-name="P1"/>
      <text:p text:style-name="P1"><text:s text:c="8"/>RaiseEvent Mensaje(msj)</text:p>
      <text:p text:style-name="P1"/>
      <text:p text:style-name="P1"><text:s text:c="4"/>End Sub</text:p>
      <text:p text:style-name="P1"><text:s text:c="4"/>''' &lt;summary&gt;</text:p>
      <text:p text:style-name="P1"><text:s text:c="4"/>''' Genera cadenas de 38 caracteres aleatorias.</text:p>
      <text:p text:style-name="P1"><text:s text:c="4"/>''' &lt;/summary&gt;</text:p>
      <text:p text:style-name="P1"><text:s text:c="4"/>''' &lt;returns&gt;&lt;/returns&gt;</text:p>
      <text:p text:style-name="P1"><text:s text:c="4"/>Private Function Requerimiento() As String</text:p>
      <text:p text:style-name="P1"><text:s text:c="8"/>Dim obj As New Random()</text:p>
      <text:p text:style-name="P1"><text:s text:c="8"/>Dim posibles As String = "abcdefghijklmnopqrstuvwxyzABCDEFGHIJKLMNOPQRSTUVWXYZ1234567890"</text:p>
      <text:p text:style-name="P1"><text:s text:c="8"/>Dim longitud As Integer = posibles.Length</text:p>
      <text:p text:style-name="P1"/>
      <text:p text:style-name="P1"><text:s text:c="8"/>Dim letra As Char</text:p>
      <text:p text:style-name="P1"><text:s text:c="8"/>Dim longitudnuevacadena As Integer = 35</text:p>
      <text:p text:style-name="P1"><text:s text:c="8"/>Dim nuevacadena As String = ""</text:p>
      <text:p text:style-name="P1"><text:s text:c="8"/>For i As Integer = 0 To longitudnuevacadena - 1</text:p>
      <text:p text:style-name="P1"><text:s text:c="12"/>letra = posibles(obj.[Next](longitud))</text:p>
      <text:p text:style-name="P1"><text:s text:c="12"/>nuevacadena += letra.ToString()</text:p>
      <text:p text:style-name="P1"><text:s text:c="8"/>Next</text:p>
      <text:p text:style-name="P1"/>
      <text:p text:style-name="P1"><text:s text:c="8"/>Return nuevacadena</text:p>
      <text:p text:style-name="P1"/>
      <text:p text:style-name="P1"><text:s text:c="4"/>End Function</text:p>
      <text:p text:style-name="P1"/>
      <text:p text:style-name="P1"/>
      <text:p text:style-name="P1"><text:s text:c="4"/>Private Sub GrabarRespuesta(resp As Respuesta)</text:p>
      <text:p text:style-name="P1"><text:s text:c="8"/>Dim objStreamWriter As New StreamWriter("C:\Tarjetas\RespuestasPei\" &amp; nomvta, False)</text:p>
      <text:p text:style-name="P1"><text:s text:c="8"/>Try</text:p>
      <text:p text:style-name="P1"><text:s text:c="12"/>'Pass the file path and the file name to the StreamWriter constructor.</text:p>
      <text:p text:style-name="P1"><text:s text:c="12"/>'objStreamWriter = New StreamWriter("C:\Proyecto Tarjetas\Pei\" &amp; nomvta, True)</text:p>
      <text:p text:style-name="P1"><text:s text:c="12"/>objStreamWriter.WriteLine(resp.ToString)</text:p>
      <text:p text:style-name="P1"><text:s text:c="8"/>Catch ex As Exception</text:p>
      <text:p text:style-name="P1"><text:s text:c="8"/>Finally</text:p>
      <text:p text:style-name="P1"><text:s text:c="12"/>objStreamWriter.Close()</text:p>
      <text:p text:style-name="P1"><text:soft-page-break/><text:s text:c="8"/>End Try</text:p>
      <text:p text:style-name="P1"><text:s text:c="4"/>End Sub</text:p>
      <text:p text:style-name="P1"/>
      <text:p text:style-name="P1"/>
      <text:p text:style-name="P1"><text:s text:c="4"/>Public Function Operar(s As String, oper As String, idcom As String, trace As String) As Respuesta <text:s text:c="2"/>'--- trx, tipoop, comercio, trace</text:p>
      <text:p text:style-name="P1"><text:s text:c="8"/>Dim resp As New Respuesta</text:p>
      <text:p text:style-name="P1"><text:s text:c="8"/>Try</text:p>
      <text:p text:style-name="P1"><text:s text:c="12"/>token = Iniciar_Sesion(idcom)</text:p>
      <text:p text:style-name="P1"/>
      <text:p text:style-name="P1"><text:s text:c="12"/>If token &lt;&gt; "" Then <text:s text:c="13"/>'inicio sesion correctamente</text:p>
      <text:p text:style-name="P1"/>
      <text:p text:style-name="P1"><text:s text:c="16"/>Try</text:p>
      <text:p text:style-name="P1"><text:s text:c="20"/>If oper = "c" Then <text:s text:c="10"/>' trx.tipoOperacion = lib_PEI.Concepto.COMPRA_DE_BIENES Then</text:p>
      <text:p text:style-name="P1"><text:s text:c="24"/>Log("Compra")</text:p>
      <text:p text:style-name="P1"><text:s text:c="24"/>Dim trx As New lib_PEI.Operacion_Compra</text:p>
      <text:p text:style-name="P1"><text:s text:c="24"/>trx.LeerArgumento(s)</text:p>
      <text:p text:style-name="P1"><text:s text:c="24"/>resp = Compra(trx)</text:p>
      <text:p text:style-name="P1"/>
      <text:p text:style-name="P1"><text:s text:c="20"/>ElseIf oper = "dt" Then <text:s text:c="5"/>' trx.tipoOperacion = lib_PEI.Concepto.DEVOLUCION Then</text:p>
      <text:p text:style-name="P1"><text:s text:c="24"/>Log("Dev total")</text:p>
      <text:p text:style-name="P1"><text:s text:c="24"/>Dim trx As New lib_PEI.Operacion_Devolucion</text:p>
      <text:p text:style-name="P1"><text:s text:c="24"/>trx.LeerArgumento(s)</text:p>
      <text:p text:style-name="P1"><text:s text:c="24"/>resp = Devolucion_Total(trx)</text:p>
      <text:p text:style-name="P1"/>
      <text:p text:style-name="P1"><text:s text:c="20"/>ElseIf oper = "dp" Then</text:p>
      <text:p text:style-name="P1"><text:s text:c="24"/>Log("Dev Parcial")</text:p>
      <text:p text:style-name="P1"><text:s text:c="24"/>Dim trx As New lib_PEI.Operacion_Devolucion_Parcial</text:p>
      <text:p text:style-name="P1"><text:s text:c="24"/>trx.LeerArgumento(s)</text:p>
      <text:p text:style-name="P1"><text:s text:c="24"/>resp = Devolucion_Parcial(trx)</text:p>
      <text:p text:style-name="P1"/>
      <text:p text:style-name="P1"><text:s text:c="20"/>ElseIf oper = "cb" Then</text:p>
      <text:p text:style-name="P1"><text:s text:c="24"/>Log("Extraccion")</text:p>
      <text:p text:style-name="P1"><text:s text:c="24"/>Dim trx As New lib_PEI.Operacion_Compra</text:p>
      <text:p text:style-name="P1"><text:s text:c="24"/>trx.LeerArgumento(s)</text:p>
      <text:p text:style-name="P1"><text:s text:c="24"/>resp = Extraccion(trx)</text:p>
      <text:p text:style-name="P1"/>
      <text:p text:style-name="P1"><text:s text:c="20"/>ElseIf oper = "co" Then</text:p>
      <text:p text:style-name="P1"><text:s text:c="24"/>Log("Consulta")</text:p>
      <text:p text:style-name="P1"><text:s text:c="24"/>Dim trx As New lib_PEI.Operacion_Consulta</text:p>
      <text:p text:style-name="P1"><text:s text:c="24"/>trx.LeerArgumento(s)</text:p>
      <text:p text:style-name="P1"><text:s text:c="24"/>resp = Consulta(trx)</text:p>
      <text:p text:style-name="P1"><text:s text:c="20"/>End If</text:p>
      <text:p text:style-name="P1"/>
      <text:p text:style-name="P1"><text:s text:c="16"/>Catch</text:p>
      <text:p text:style-name="P1"><text:s text:c="20"/>'--- ESTE TRY CATCH LO AGREGUE PORQUE DIO ERROR LA COMPRA Y NUNCA SE CERRO LA SESION Y QUEDO ABIERTA <text:s/></text:p>
      <text:p text:style-name="P1"><text:s text:c="20"/>'--- Y A PARTIR DE AHI NO PUDE MAS COMPRAR, ENTONCES DE ESTA FORMA PASA SIEMPRE POR <text:s/>Cerrar_Sesion() <text:s/></text:p>
      <text:p text:style-name="P1"><text:s text:c="20"/>mensajePei("Try-Catch ex (operar - Dentro de Token &lt;&gt; )")</text:p>
      <text:p text:style-name="P1"><text:s text:c="20"/>mensajePei(mensajesRepuesta.ERROR_DESCONOCIDO.ToString)</text:p>
      <text:p text:style-name="P1"><text:s text:c="20"/>resp.descRespuesta = mensajesRepuesta.ERROR_DESCONOCIDO</text:p>
      <text:p text:style-name="P1"><text:s text:c="20"/>resp.trace = trace.Split("-")(1)</text:p>
      <text:p text:style-name="P1"><text:s text:c="20"/>resp.descripcion = "ERROR DESCONOCIDO"</text:p>
      <text:p text:style-name="P1"><text:s text:c="20"/>resp.fechahora_respuesta = Now</text:p>
      <text:p text:style-name="P1"><text:soft-page-break/><text:s text:c="16"/>End Try</text:p>
      <text:p text:style-name="P1"/>
      <text:p text:style-name="P1"><text:s text:c="16"/>Cerrar_Sesion()</text:p>
      <text:p text:style-name="P1"/>
      <text:p text:style-name="P1"><text:s text:c="12"/>Else</text:p>
      <text:p text:style-name="P1"/>
      <text:p text:style-name="P1"><text:s text:c="16"/>mensajePei("No se puedo INICIAR LA SESION - EL HOST REMOTO NO RESPONDE")</text:p>
      <text:p text:style-name="P1"><text:s text:c="16"/>resp.descRespuesta = mensajesRepuesta.FALTA_TOKEN</text:p>
      <text:p text:style-name="P1"><text:s text:c="16"/>resp.trace = trace.Split("-")(1)</text:p>
      <text:p text:style-name="P1"><text:s text:c="16"/>resp.descripcion = "EL HOST REMOTO NO RESPONDE."</text:p>
      <text:p text:style-name="P1"><text:s text:c="16"/>resp.fechahora_respuesta = Now</text:p>
      <text:p text:style-name="P1"><text:s text:c="16"/>'no pudo iniciar sesion</text:p>
      <text:p text:style-name="P1"><text:s text:c="12"/>End If</text:p>
      <text:p text:style-name="P1"><text:s text:c="8"/>Catch ex As Exception</text:p>
      <text:p text:style-name="P1"><text:s text:c="12"/>mensajePei("Try-Catch ex (operar)")</text:p>
      <text:p text:style-name="P1"><text:s text:c="12"/>mensajePei(mensajesRepuesta.ERROR_DESCONOCIDO.ToString &amp; " " &amp; ex.Message &amp; " " &amp; ex.StackTrace)</text:p>
      <text:p text:style-name="P1"><text:s text:c="12"/>resp.descRespuesta = mensajesRepuesta.ERROR_DESCONOCIDO</text:p>
      <text:p text:style-name="P1"><text:s text:c="12"/>resp.trace = trace.Split("-")(1)</text:p>
      <text:p text:style-name="P1"><text:s text:c="12"/>resp.descripcion = "ERROR DESCONOCIDO"</text:p>
      <text:p text:style-name="P1"><text:s text:c="12"/>resp.fechahora_respuesta = Now</text:p>
      <text:p text:style-name="P1"><text:s text:c="8"/>End Try</text:p>
      <text:p text:style-name="P1"><text:s text:c="8"/>GrabarRespuesta(resp)</text:p>
      <text:p text:style-name="P1"><text:s text:c="8"/>Return resp</text:p>
      <text:p text:style-name="P1"/>
      <text:p text:style-name="P1"><text:s text:c="4"/>End Function</text:p>
      <text:p text:style-name="P1"/>
      <text:p text:style-name="P1"/>
      <text:p text:style-name="P1"><text:s text:c="4"/>Public Function Pagar(trx As Operacion_Compra) As Respuesta</text:p>
      <text:p text:style-name="P1"><text:s text:c="8"/>Dim resp As New Respuesta</text:p>
      <text:p text:style-name="P1"><text:s text:c="8"/>Try</text:p>
      <text:p text:style-name="P1"><text:s text:c="12"/>'nomarc = trx.idTerminal &amp; "-" &amp; Now.Date.ToString("yyyyMMdd") &amp; ".TXT"</text:p>
      <text:p text:style-name="P1"><text:s text:c="12"/>nomarc = "LogPEI-" &amp; Now.Date.ToString("yyyyMMdd") &amp; ".TXT"</text:p>
      <text:p text:style-name="P1"/>
      <text:p text:style-name="P1"><text:s text:c="12"/>nomvta = trx.idTerminal &amp; ".vta"</text:p>
      <text:p text:style-name="P1"/>
      <text:p text:style-name="P1"><text:s text:c="12"/>token = Iniciar_Sesion(trx.idComercio)</text:p>
      <text:p text:style-name="P1"/>
      <text:p text:style-name="P1"><text:s text:c="12"/>If token &lt;&gt; "" Then 'inicio sesion correctamente</text:p>
      <text:p text:style-name="P1"><text:s text:c="16"/>resp = Compra(trx)</text:p>
      <text:p text:style-name="P1"><text:s text:c="16"/>Cerrar_Sesion()</text:p>
      <text:p text:style-name="P1"/>
      <text:p text:style-name="P1"><text:s text:c="12"/>Else</text:p>
      <text:p text:style-name="P1"><text:s text:c="16"/>resp.descRespuesta = mensajesRepuesta.FALTA_TOKEN</text:p>
      <text:p text:style-name="P1"><text:s text:c="16"/>resp.trace = trx.traceTrxComercio</text:p>
      <text:p text:style-name="P1"><text:s text:c="16"/>resp.descripcion = "EL HOST REMOTO NO RESPONDE."</text:p>
      <text:p text:style-name="P1"><text:s text:c="16"/>resp.fechahora_respuesta = Now</text:p>
      <text:p text:style-name="P1"/>
      <text:p text:style-name="P1"/>
      <text:p text:style-name="P1"><text:s text:c="16"/>'no pudo iniciar sesion</text:p>
      <text:p text:style-name="P1"><text:s text:c="12"/>End If</text:p>
      <text:p text:style-name="P1"><text:s text:c="8"/>Catch ex As Exception</text:p>
      <text:p text:style-name="P1"><text:s text:c="12"/>mensajePei(mensajesRepuesta.ERROR_DESCONOCIDO.ToString &amp; " " &amp; ex.Message &amp; " " &amp; ex.StackTrace)</text:p>
      <text:p text:style-name="P1"><text:soft-page-break/><text:s text:c="12"/>resp.descRespuesta = mensajesRepuesta.ERROR_DESCONOCIDO</text:p>
      <text:p text:style-name="P1"><text:s text:c="12"/>resp.trace = trx.traceTrxComercio</text:p>
      <text:p text:style-name="P1"><text:s text:c="12"/>resp.descripcion = "ERROR DESCONOCIDO"</text:p>
      <text:p text:style-name="P1"><text:s text:c="12"/>resp.fechahora_respuesta = Now</text:p>
      <text:p text:style-name="P1"/>
      <text:p text:style-name="P1"/>
      <text:p text:style-name="P1"><text:s text:c="8"/>End Try</text:p>
      <text:p text:style-name="P1"><text:s text:c="8"/>GrabarRespuesta(resp)</text:p>
      <text:p text:style-name="P1"><text:s text:c="8"/>Return resp</text:p>
      <text:p text:style-name="P1"/>
      <text:p text:style-name="P1"><text:s text:c="4"/>End Function</text:p>
      <text:p text:style-name="P1"/>
      <text:p text:style-name="P1"><text:s text:c="4"/>Public Function Retirar(trx As Operacion_Compra) As Respuesta</text:p>
      <text:p text:style-name="P1"><text:s text:c="8"/>Dim resp As New Respuesta</text:p>
      <text:p text:style-name="P1"><text:s text:c="8"/>Try</text:p>
      <text:p text:style-name="P1"><text:s text:c="12"/>'nomarc = trx.idTerminal &amp; "-" &amp; Now.Date.ToString("yyyyMMdd") &amp; ".TXT"</text:p>
      <text:p text:style-name="P1"><text:s text:c="12"/>nomarc = "LogPEI-" &amp; Now.Date.ToString("yyyyMMdd") &amp; ".TXT"</text:p>
      <text:p text:style-name="P1"/>
      <text:p text:style-name="P1"><text:s text:c="12"/>token = Iniciar_Sesion(trx.idComercio)</text:p>
      <text:p text:style-name="P1"/>
      <text:p text:style-name="P1"><text:s text:c="12"/>If token &lt;&gt; "" Then 'inicio sesion correctamente</text:p>
      <text:p text:style-name="P1"><text:s text:c="16"/>resp = Extraccion(trx)</text:p>
      <text:p text:style-name="P1"><text:s text:c="16"/>Cerrar_Sesion()</text:p>
      <text:p text:style-name="P1"/>
      <text:p text:style-name="P1"><text:s text:c="12"/>Else</text:p>
      <text:p text:style-name="P1"/>
      <text:p text:style-name="P1"><text:s text:c="16"/>resp.descRespuesta = mensajesRepuesta.FALTA_TOKEN</text:p>
      <text:p text:style-name="P1"><text:s text:c="16"/>resp.trace = trx.traceTrxComercio</text:p>
      <text:p text:style-name="P1"><text:s text:c="16"/>resp.descripcion = "EL HOST REMOTO NO RESPONDE."</text:p>
      <text:p text:style-name="P1"><text:s text:c="16"/>resp.fechahora_respuesta = Now</text:p>
      <text:p text:style-name="P1"/>
      <text:p text:style-name="P1"><text:s text:c="16"/>'no pudo iniciar sesion</text:p>
      <text:p text:style-name="P1"><text:s text:c="12"/>End If</text:p>
      <text:p text:style-name="P1"/>
      <text:p text:style-name="P1"><text:s text:c="8"/>Catch ex As Exception</text:p>
      <text:p text:style-name="P1"><text:s text:c="12"/>resp.descRespuesta = mensajesRepuesta.ERROR_DESCONOCIDO</text:p>
      <text:p text:style-name="P1"/>
      <text:p text:style-name="P1"/>
      <text:p text:style-name="P1"><text:s text:c="8"/>End Try</text:p>
      <text:p text:style-name="P1"><text:s text:c="8"/>Return resp</text:p>
      <text:p text:style-name="P1"/>
      <text:p text:style-name="P1"><text:s text:c="4"/>End Function</text:p>
      <text:p text:style-name="P1"/>
      <text:p text:style-name="P1"><text:s text:c="4"/>Public Function DevolverTotal(trx As Operacion_Devolucion) As Respuesta</text:p>
      <text:p text:style-name="P1"><text:s text:c="8"/>Dim resp As New Respuesta</text:p>
      <text:p text:style-name="P1"><text:s text:c="8"/>Try</text:p>
      <text:p text:style-name="P1"><text:s text:c="12"/>'nomarc = trx.idTerminal &amp; "-" &amp; Now.Date.ToString("yyyyMMdd") &amp; ".TXT"</text:p>
      <text:p text:style-name="P1"><text:s text:c="12"/>nomarc = "LogPEI-" &amp; Now.Date.ToString("yyyyMMdd") &amp; ".TXT"</text:p>
      <text:p text:style-name="P1"><text:s text:c="12"/>nomvta = trx.idTerminal &amp; ".vta"</text:p>
      <text:p text:style-name="P1"/>
      <text:p text:style-name="P1"><text:s text:c="12"/>token = Iniciar_Sesion(trx.idComercio)</text:p>
      <text:p text:style-name="P1"><text:s text:c="12"/>If token &lt;&gt; "" Then 'inicio sesion correctamente</text:p>
      <text:p text:style-name="P1"><text:soft-page-break/></text:p>
      <text:p text:style-name="P1"><text:s text:c="16"/>resp = Devolucion_Total(trx)</text:p>
      <text:p text:style-name="P1"><text:s text:c="16"/>Cerrar_Sesion()</text:p>
      <text:p text:style-name="P1"/>
      <text:p text:style-name="P1"><text:s text:c="12"/>Else</text:p>
      <text:p text:style-name="P1"><text:s text:c="16"/>resp.descRespuesta = mensajesRepuesta.FALTA_TOKEN</text:p>
      <text:p text:style-name="P1"><text:s text:c="16"/>'no pudo iniciar sesion</text:p>
      <text:p text:style-name="P1"><text:s text:c="12"/>End If</text:p>
      <text:p text:style-name="P1"><text:s text:c="8"/>Catch ex As Exception</text:p>
      <text:p text:style-name="P1"><text:s text:c="12"/>resp.descRespuesta = mensajesRepuesta.ERROR_DESCONOCIDO</text:p>
      <text:p text:style-name="P1"/>
      <text:p text:style-name="P1"/>
      <text:p text:style-name="P1"><text:s text:c="8"/>End Try</text:p>
      <text:p text:style-name="P1"><text:s text:c="8"/>GrabarRespuesta(resp)</text:p>
      <text:p text:style-name="P1"><text:s text:c="8"/>Return resp</text:p>
      <text:p text:style-name="P1"/>
      <text:p text:style-name="P1"><text:s text:c="4"/>End Function</text:p>
      <text:p text:style-name="P1"/>
      <text:p text:style-name="P1"><text:s text:c="4"/>Public Function DevolverPacial(trx As Operacion_Devolucion_Parcial) As Respuesta</text:p>
      <text:p text:style-name="P1"><text:s text:c="8"/>Dim resp As New Respuesta</text:p>
      <text:p text:style-name="P1"><text:s text:c="8"/>Try</text:p>
      <text:p text:style-name="P1"><text:s text:c="12"/>'nomarc = trx.idTerminal &amp; "-" &amp; Now.Date.ToString("yyyyMMdd") &amp; ".TXT"</text:p>
      <text:p text:style-name="P1"><text:s text:c="12"/>nomarc = "LogPEI-" &amp; Now.Date.ToString("yyyyMMdd") &amp; ".TXT"</text:p>
      <text:p text:style-name="P1"><text:s text:c="12"/>nomvta = trx.idTerminal &amp; ".vta"</text:p>
      <text:p text:style-name="P1"/>
      <text:p text:style-name="P1"><text:s text:c="12"/>token = Iniciar_Sesion(trx.idComercio)</text:p>
      <text:p text:style-name="P1"><text:s text:c="12"/>If token &lt;&gt; "" Then 'inicio sesion correctamente</text:p>
      <text:p text:style-name="P1"/>
      <text:p text:style-name="P1"><text:s text:c="16"/>resp = Devolucion_Parcial(trx)</text:p>
      <text:p text:style-name="P1"><text:s text:c="16"/>Cerrar_Sesion()</text:p>
      <text:p text:style-name="P1"/>
      <text:p text:style-name="P1"><text:s text:c="12"/>Else</text:p>
      <text:p text:style-name="P1"><text:s text:c="16"/>resp.descRespuesta = mensajesRepuesta.FALTA_TOKEN</text:p>
      <text:p text:style-name="P1"><text:s text:c="16"/>'no pudo iniciar sesion</text:p>
      <text:p text:style-name="P1"><text:s text:c="12"/>End If</text:p>
      <text:p text:style-name="P1"><text:s text:c="8"/>Catch ex As Exception</text:p>
      <text:p text:style-name="P1"><text:s text:c="12"/>resp.descRespuesta = mensajesRepuesta.ERROR_DESCONOCIDO</text:p>
      <text:p text:style-name="P1"/>
      <text:p text:style-name="P1"/>
      <text:p text:style-name="P1"><text:s text:c="8"/>End Try</text:p>
      <text:p text:style-name="P1"><text:s text:c="8"/>GrabarRespuesta(resp)</text:p>
      <text:p text:style-name="P1"><text:s text:c="8"/>Return resp</text:p>
      <text:p text:style-name="P1"/>
      <text:p text:style-name="P1"><text:s text:c="4"/>End Function</text:p>
      <text:p text:style-name="P1"/>
      <text:p text:style-name="P1"/>
      <text:p text:style-name="P1"/>
      <text:p text:style-name="P1"/>
      <text:p text:style-name="P1"><text:s text:c="4"/>Public Function ConsultaTotal(trx As Operacion_Consulta) As Respuesta</text:p>
      <text:p text:style-name="P1"><text:s text:c="8"/>Dim resp As New Respuesta</text:p>
      <text:p text:style-name="P1"><text:s text:c="8"/>Try</text:p>
      <text:p text:style-name="P1"><text:s text:c="12"/>'nomarc = trx.idTerminal &amp; "-" &amp; Now.Date.ToString("yyyyMMdd") &amp; ".TXT"</text:p>
      <text:p text:style-name="P1"><text:soft-page-break/><text:s text:c="12"/>nomarc = "LogPEI-" &amp; Now.Date.ToString("yyyyMMdd") &amp; ".TXT"</text:p>
      <text:p text:style-name="P1"><text:s text:c="12"/>nomvta = trx.idTerminal &amp; ".vta"</text:p>
      <text:p text:style-name="P1"/>
      <text:p text:style-name="P1"><text:s text:c="12"/>token = Iniciar_Sesion(trx.idComercio)</text:p>
      <text:p text:style-name="P1"><text:s text:c="12"/>If token &lt;&gt; "" Then 'inicio sesion correctamente</text:p>
      <text:p text:style-name="P1"><text:s text:c="16"/>resp = Consulta(trx)</text:p>
      <text:p text:style-name="P1"><text:s text:c="16"/>Cerrar_Sesion()</text:p>
      <text:p text:style-name="P1"><text:s text:c="12"/>Else</text:p>
      <text:p text:style-name="P1"><text:s text:c="16"/>resp.descRespuesta = mensajesRepuesta.FALTA_TOKEN</text:p>
      <text:p text:style-name="P1"><text:s text:c="16"/>'no pudo iniciar sesion</text:p>
      <text:p text:style-name="P1"><text:s text:c="12"/>End If</text:p>
      <text:p text:style-name="P1"><text:s text:c="8"/>Catch ex As Exception</text:p>
      <text:p text:style-name="P1"><text:s text:c="12"/>resp.descRespuesta = mensajesRepuesta.ERROR_DESCONOCIDO</text:p>
      <text:p text:style-name="P1"><text:s text:c="8"/>End Try</text:p>
      <text:p text:style-name="P1"><text:s text:c="8"/>GrabarRespuesta(resp)</text:p>
      <text:p text:style-name="P1"><text:s text:c="8"/>Return resp</text:p>
      <text:p text:style-name="P1"/>
      <text:p text:style-name="P1"><text:s text:c="4"/>End Func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4"/>Private Function Iniciar_Sesion(comercio As String) As String</text:p>
      <text:p text:style-name="P1"/>
      <text:p text:style-name="P1"><text:s text:c="8"/>mensajePei("-------------------------- INICIO SESION PEI -----------------------------")</text:p>
      <text:p text:style-name="P1"><text:s text:c="8"/>ServicePointManager.SecurityProtocol = 3072</text:p>
      <text:p text:style-name="P1"><text:s text:c="8"/>'--- HOMOLOGACION <text:s/></text:p>
      <text:p text:style-name="P1"><text:s text:c="8"/>'Dim myWebRequest As HttpWebRequest = WebRequest.Create("https://h.api.redlink.com.ar/redlink/homologacion/enlacepagosseg/0/0/40/sesion/" &amp; comercio)</text:p>
      <text:p text:style-name="P1"><text:s text:c="8"/>'--- PRODUCCION <text:s/></text:p>
      <text:p text:style-name="P1"><text:s text:c="8"/>direccion = "https://api.redlink.com.ar/redlink/produccion/enlacepagosseg/0/0/40/sesion/"</text:p>
      <text:p text:style-name="P1"><text:s text:c="8"/>Dim myWebRequest As HttpWebRequest = WebRequest.Create(direccion &amp; comercio)</text:p>
      <text:p text:style-name="P1"/>
      <text:p text:style-name="P1"><text:s text:c="8"/>' Create an instance of the RequestState and assign </text:p>
      <text:p text:style-name="P1"><text:s text:c="8"/>' myWebRequest' to it's request field.</text:p>
      <text:p text:style-name="P1"><text:s text:c="8"/>myWebRequest.Timeout = timeOutGeneral</text:p>
      <text:p text:style-name="P1"><text:s text:c="8"/>Dim myRequestState As New RequestState()</text:p>
      <text:p text:style-name="P1"><text:s text:c="8"/>myRequestState.request = myWebRequest</text:p>
      <text:p text:style-name="P1"><text:s text:c="8"/>myRequestState.request.Method = "POST"</text:p>
      <text:p text:style-name="P1"><text:s text:c="8"/>myRequestState.request.Accept = "application/json"</text:p>
      <text:p text:style-name="P1"><text:s text:c="8"/>myRequestState.request.ContentType = "application/json"</text:p>
      <text:p text:style-name="P1"><text:s text:c="8"/>myRequestState.request.Headers.Add("cliente: 200.2.127.227")</text:p>
      <text:p text:style-name="P1"><text:s text:c="8"/>myRequestState.request.Headers.Add("requerimiento: SESION_CORMORAN_" &amp; Now.Date &amp; "_" &amp; Now.ToShortTimeString)</text:p>
      <text:p text:style-name="P1"/>
      <text:p text:style-name="P1"><text:s text:c="8"/>'--- ESTO ESTA MODO PRODUCCION, LO HICE YO <text:s text:c="2"/></text:p>
      <text:p text:style-name="P1"><text:soft-page-break/><text:s text:c="8"/>myRequestState.request.Headers.Add("x-ibm-client-id: a029f249-5b98-4851-b084-c2b5c44651f1")</text:p>
      <text:p text:style-name="P1"><text:s text:c="8"/>'--- ESTO ESTA EN LA HOMOLOGACION, LO HICE YO <text:s text:c="2"/></text:p>
      <text:p text:style-name="P1"><text:s text:c="8"/>'myRequestState.request.Headers.Add("x-ibm-client-id: e003d9ed-8474-4639-bcce-4ca8a26567b0")</text:p>
      <text:p text:style-name="P1"><text:s text:c="8"/>'--- ESTO ESTABA EN LA HOMOLOGACION, LO HIZO MAURO <text:s text:c="2"/></text:p>
      <text:p text:style-name="P1"><text:s text:c="8"/>'myRequestState.request.Headers.Add("x-ibm-client-id: eb1741fd-7117-4554-93e7-361804b34030")</text:p>
      <text:p text:style-name="P1"/>
      <text:p text:style-name="P1"><text:s text:c="8"/>'--- ESTO ESTA MODO PRODUCCION, LO HICE YO <text:s/></text:p>
      <text:p text:style-name="P1"><text:s text:c="8"/>myRequestState.json = "{""credenciales"":{""usuario"":""sv_30521387862_pei"",""contrasena"":""vTC*ZQ5gPcs3gH+TDCm7""}}" <text:s text:c="2"/>'--- PRODUCCION <text:s/></text:p>
      <text:p text:style-name="P1"><text:s text:c="8"/>'--- ESTO ESTA EN LA HOMOLOGACION, LO HICE YO <text:s text:c="2"/></text:p>
      <text:p text:style-name="P1"><text:s text:c="8"/>'myRequestState.json = "{""credenciales"":{""contrasena"":""Prueba123"",""usuario"":""sv_30521387862_pei""}}" <text:s text:c="2"/>'--- HOMOLOGACION <text:s/></text:p>
      <text:p text:style-name="P1"/>
      <text:p text:style-name="P1"/>
      <text:p text:style-name="P1"><text:s text:c="8"/>mensajePei(myRequestState.request.Method &amp; " " &amp; myRequestState.request.RequestUri.ToString &amp; vbNewLine &amp;</text:p>
      <text:p text:style-name="P1"><text:s text:c="19"/>" <text:s text:c="15"/>&lt;HEADERS&gt;" &amp; vbNewLine &amp;</text:p>
      <text:p text:style-name="P1"><text:s text:c="19"/>" <text:s text:c="19"/>" &amp; "content-type: " &amp; myRequestState.request.Headers.Item("content-type") &amp; vbNewLine &amp;</text:p>
      <text:p text:style-name="P1"><text:s text:c="19"/>" <text:s text:c="19"/>" &amp; "accept: " &amp; myRequestState.request.Headers.Item("accept") &amp; vbNewLine &amp;</text:p>
      <text:p text:style-name="P1"><text:s text:c="19"/>" <text:s text:c="19"/>" &amp; "x-ibm-client-id: " &amp; myRequestState.request.Headers.Item("x-ibm-client-id") &amp; vbNewLine &amp;</text:p>
      <text:p text:style-name="P1"><text:s text:c="19"/>" <text:s text:c="19"/>" &amp; "requerimiento: " &amp; myRequestState.request.Headers.Item("requerimiento") &amp; vbNewLine &amp;</text:p>
      <text:p text:style-name="P1"><text:s text:c="19"/>" <text:s text:c="19"/>" &amp; "cliente: " &amp; myRequestState.request.Headers.Item("cliente") &amp; vbNewLine &amp;</text:p>
      <text:p text:style-name="P1"><text:s text:c="19"/>" <text:s text:c="15"/>&lt;DATA&gt;" &amp; vbNewLine &amp;</text:p>
      <text:p text:style-name="P1"><text:s text:c="19"/>" <text:s text:c="19"/>" &amp; myRequestState.json)</text:p>
      <text:p text:style-name="P1"/>
      <text:p text:style-name="P1"><text:s text:c="8"/>Dim r As IAsyncResult = CType(myWebRequest.BeginGetRequestStream(AddressOf ReadCallback, myRequestState), IAsyncResult)</text:p>
      <text:p text:style-name="P1"><text:s text:c="8"/>' Pause the current thread until the async operation completes.</text:p>
      <text:p text:style-name="P1"><text:s text:c="8"/>allDone.WaitOne()</text:p>
      <text:p text:style-name="P1"><text:s text:c="8"/>' Send the Post and get the response.</text:p>
      <text:p text:style-name="P1"><text:s text:c="8"/>Dim mywebresponse As WebResponse = Nothing</text:p>
      <text:p text:style-name="P1"><text:s text:c="8"/>Dim jsonObject As JObject</text:p>
      <text:p text:style-name="P1"><text:s text:c="8"/>Dim jsontext As String = ""</text:p>
      <text:p text:style-name="P1"><text:s text:c="8"/>Try</text:p>
      <text:p text:style-name="P1"/>
      <text:p text:style-name="P1"><text:s text:c="12"/>mensajePei("-------------------------- RESPUESTA INICIO SESION -----------------------------")</text:p>
      <text:p text:style-name="P1"><text:s text:c="12"/>mywebresponse = myWebRequest.GetResponse()</text:p>
      <text:p text:style-name="P1"><text:s text:c="12"/>Dim streamResponse As Stream = mywebresponse.GetResponseStream()</text:p>
      <text:p text:style-name="P1"><text:s text:c="12"/>Dim streamRead As New StreamReader(streamResponse)</text:p>
      <text:p text:style-name="P1"><text:s text:c="12"/>Dim readBuff(256) As [Char]</text:p>
      <text:p text:style-name="P1"><text:s text:c="12"/>Dim count As Integer = streamRead.Read(readBuff, 0, 256)</text:p>
      <text:p text:style-name="P1"/>
      <text:p text:style-name="P1"><text:s text:c="12"/>While count &gt; 0</text:p>
      <text:p text:style-name="P1"><text:s text:c="16"/>Dim outputData As New [String](readBuff, 0, count)</text:p>
      <text:p text:style-name="P1"><text:s text:c="16"/>mensajePei(outputData)</text:p>
      <text:p text:style-name="P1"><text:s text:c="16"/>jsonObject = JObject.Parse(outputData)</text:p>
      <text:p text:style-name="P1"><text:s text:c="16"/>count = streamRead.Read(readBuff, 0, 256)</text:p>
      <text:p text:style-name="P1"><text:s text:c="12"/>End While</text:p>
      <text:p text:style-name="P1"/>
      <text:p text:style-name="P1"><text:s text:c="12"/>If jsonObject IsNot Nothing Then</text:p>
      <text:p text:style-name="P1"><text:s text:c="16"/>jsontext = jsonObject.SelectToken("token").ToString</text:p>
      <text:p text:style-name="P1"><text:s text:c="12"/>End If</text:p>
      <text:p text:style-name="P1"><text:s text:c="12"/>streamResponse.Close()</text:p>
      <text:p text:style-name="P1"><text:s text:c="12"/>streamRead.Close()</text:p>
      <text:p text:style-name="P1"><text:s text:c="12"/>mywebresponse.Close()</text:p>
      <text:p text:style-name="P1"><text:s text:c="12"/>Return jsontext</text:p>
      <text:p text:style-name="P1"><text:soft-page-break/><text:s text:c="8"/>Catch exWeb As WebException</text:p>
      <text:p text:style-name="P1"><text:s text:c="12"/>mensajePei("Try-Catch exWeb (Iniciar_Sesion)")</text:p>
      <text:p text:style-name="P1"><text:s text:c="12"/>mensajePei("Error de inicio de sesión: " &amp; exWeb.Response.Headers("exception-message"))</text:p>
      <text:p text:style-name="P1"><text:s text:c="12"/>Return ""</text:p>
      <text:p text:style-name="P1"/>
      <text:p text:style-name="P1"><text:s text:c="8"/>Catch ex As Exception</text:p>
      <text:p text:style-name="P1"><text:s text:c="12"/>mensajePei("Try-Catch ex (Iniciar_Sesion)")</text:p>
      <text:p text:style-name="P1"><text:s text:c="12"/>mensajePei(ex.Message)</text:p>
      <text:p text:style-name="P1"><text:s text:c="12"/>Return ""</text:p>
      <text:p text:style-name="P1"><text:s text:c="8"/>Finally</text:p>
      <text:p text:style-name="P1"><text:s text:c="12"/>If Not mywebresponse Is Nothing Then mywebresponse.Close()</text:p>
      <text:p text:style-name="P1"/>
      <text:p text:style-name="P1"><text:s text:c="8"/>End Try</text:p>
      <text:p text:style-name="P1"/>
      <text:p text:style-name="P1"><text:s text:c="4"/>End Function</text:p>
      <text:p text:style-name="P1"/>
      <text:p text:style-name="P1"/>
      <text:p text:style-name="P1"><text:s text:c="4"/>Private Function Compra(trx As Operacion_Compra) As Respuesta</text:p>
      <text:p text:style-name="P1"><text:s text:c="8"/>Dim respuesta_compra As New Respuesta</text:p>
      <text:p text:style-name="P1"><text:s text:c="8"/>'--- IMPRIME EN EL LOG <text:s text:c="2"/></text:p>
      <text:p text:style-name="P1"><text:s text:c="8"/>mensajePei("-------------------------- COMPRA PEI -----------------------------")</text:p>
      <text:p text:style-name="P1"><text:s text:c="8"/>' Create a new request.</text:p>
      <text:p text:style-name="P1"><text:s text:c="8"/>ServicePointManager.SecurityProtocol = 3072</text:p>
      <text:p text:style-name="P1"><text:s text:c="8"/>'--- HOMOLOGACION <text:s/></text:p>
      <text:p text:style-name="P1"><text:s text:c="8"/>'Dim myWebRequest As HttpWebRequest = WebRequest.Create("https://h.api.redlink.com.ar/redlink/homologacion/enlacepagosseg/0/0/40/pagos/sinbilletera/td/mediopresente/bandamagnetica")</text:p>
      <text:p text:style-name="P1"><text:s text:c="8"/>'--- PRODUCCION <text:s/></text:p>
      <text:p text:style-name="P1"><text:s text:c="8"/>direccion = "https://api.redlink.com.ar/redlink/produccion/enlacepagosseg/0/0/40/pagos/sinbilletera/td/mediopresente/bandamagnetica"</text:p>
      <text:p text:style-name="P1"><text:s text:c="8"/>Dim myWebRequest As HttpWebRequest = WebRequest.Create(direccion)</text:p>
      <text:p text:style-name="P1"/>
      <text:p text:style-name="P1"/>
      <text:p text:style-name="P1"><text:s text:c="8"/>myWebRequest.Timeout = timeOutGeneral</text:p>
      <text:p text:style-name="P1"><text:s text:c="8"/>' Create an instance of the RequestState and assign </text:p>
      <text:p text:style-name="P1"><text:s text:c="8"/>' myWebRequest' to it's request field.</text:p>
      <text:p text:style-name="P1"><text:s text:c="8"/>Dim myRequestState As New RequestState()</text:p>
      <text:p text:style-name="P1"><text:s text:c="8"/>myRequestState.request = myWebRequest</text:p>
      <text:p text:style-name="P1"><text:s text:c="8"/>myRequestState.request.Method = "POST"</text:p>
      <text:p text:style-name="P1"><text:s text:c="8"/>myRequestState.request.Accept = "application/json"</text:p>
      <text:p text:style-name="P1"><text:s text:c="8"/>myRequestState.request.ContentType = "application/json"</text:p>
      <text:p text:style-name="P1"><text:s text:c="8"/>myRequestState.request.Headers.Add("cliente: 200.2.127.227")</text:p>
      <text:p text:style-name="P1"><text:s text:c="8"/>myRequestState.request.Headers.Add("requerimiento: PAGO_CORMORAN_" &amp; Now.Date &amp; "_" &amp; Now.ToShortTimeString)</text:p>
      <text:p text:style-name="P1"/>
      <text:p text:style-name="P1"><text:s text:c="8"/>'--- ESTO ESTA MODO PRODUCCION, LO HICE YO <text:s text:c="2"/></text:p>
      <text:p text:style-name="P1"><text:s text:c="8"/>myRequestState.request.Headers.Add("x-ibm-client-id: a029f249-5b98-4851-b084-c2b5c44651f1")</text:p>
      <text:p text:style-name="P1"><text:s text:c="8"/>'--- ESTO ESTA EN LA HOMOLOGACION, LO HICE YO <text:s text:c="2"/></text:p>
      <text:p text:style-name="P1"><text:s text:c="8"/>'myRequestState.request.Headers.Add("x-ibm-client-id: e003d9ed-8474-4639-bcce-4ca8a26567b0")</text:p>
      <text:p text:style-name="P1"><text:s text:c="8"/>'--- CLAVE DE MAURO </text:p>
      <text:p text:style-name="P1"><text:s text:c="8"/>'myRequestState.request.Headers.Add("x-ibm-client-id: eb1741fd-7117-4554-93e7-361804b34030")</text:p>
      <text:p text:style-name="P1"><text:s text:c="8"/>myRequestState.request.Headers.Add("token: " &amp; token)</text:p>
      <text:p text:style-name="P1"/>
      <text:p text:style-name="P1"><text:s text:c="8"/>'--- LA USE YO - PRODUCCION <text:s/></text:p>
      <text:p text:style-name="P1"><text:s text:c="8"/>Dim clave As String = "E3448399448A33EF859EB95B05E705A2291BCFBA6322D46E4908604E2BF6528A" 'GENERADA CUANDO CREE LA API.</text:p>
      <text:p text:style-name="P1"><text:soft-page-break/><text:s text:c="8"/>'--- LA USE YO - HOMOLOGACION <text:s/></text:p>
      <text:p text:style-name="P1"><text:s text:c="8"/>'Dim clave As String = "DDB7A35EB166273505190FBF13390FE00945C602A58E25F06BB42DCD06AE8509" 'GENERADA CUANDO CREE LA API.</text:p>
      <text:p text:style-name="P1"><text:s text:c="8"/>'--- LA USO MAURO - HOMOLOGACION <text:s/></text:p>
      <text:p text:style-name="P1"><text:s text:c="8"/>'Dim clave As String = "17D42285325EB34060E29E82AABD23650C90BCF31C38471E3920DD687ACF7AA2" 'GENERADA CUANDO CREE LA API.</text:p>
      <text:p text:style-name="P1"><text:s text:c="8"/>Dim encriptador As New TjComun.crypto</text:p>
      <text:p text:style-name="P1"/>
      <text:p text:style-name="P1"/>
      <text:p text:style-name="P1"/>
      <text:p text:style-name="P1"><text:s text:c="8"/>myRequestState.json = "{""pago"":{""posEntryMode"":""" &amp; EntryMode.Ban &amp;</text:p>
      <text:p text:style-name="P1"><text:s text:c="31"/>""",""tracks"":{""track1"":""" &amp; encriptador.AES_Encrypt(trx.track1, clave) &amp;</text:p>
      <text:p text:style-name="P1"><text:s text:c="31"/>""",""track2"":""" &amp; encriptador.AES_Encrypt(trx.track2, clave) &amp;</text:p>
      <text:p text:style-name="P1"><text:s text:c="31"/>"""},""numero"":""" &amp; trx.ultimos &amp;</text:p>
      <text:p text:style-name="P1"><text:s text:c="31"/>""",""titularDocumento"":""" &amp; trx.Documentotitular &amp;</text:p>
      <text:p text:style-name="P1"><text:s text:c="31"/>""",""idCanal"":""" &amp; trx.idCanal &amp;</text:p>
      <text:p text:style-name="P1"><text:s text:c="31"/>""",""idTerminal"":""" &amp; trx.idTerminal &amp;</text:p>
      <text:p text:style-name="P1"><text:s text:c="31"/>""",""idReferenciaTrxComercio"":""" &amp; trx.traceTrxComercio &amp;</text:p>
      <text:p text:style-name="P1"><text:s text:c="31"/>""",""idReferenciaOperacionComercio"":""" &amp; trx.idReferenciaOperacionComercio &amp;</text:p>
      <text:p text:style-name="P1"><text:s text:c="31"/>""",""importe"":" &amp; CInt(trx.importe) &amp;</text:p>
      <text:p text:style-name="P1"><text:s text:c="31"/>",""moneda"":""" &amp; trx.moneda.ToString &amp;</text:p>
      <text:p text:style-name="P1"><text:s text:c="31"/>""",""codigoSeguridad"":""" &amp; encriptador.AES_Encrypt(trx.codigoSeguridad, clave) &amp;</text:p>
      <text:p text:style-name="P1"><text:s text:c="31"/>""",""concepto"":""" &amp; Concepto.COMPRA_DE_BIENES.ToString &amp;</text:p>
      <text:p text:style-name="P1"><text:s text:c="31"/>"""}}"</text:p>
      <text:p text:style-name="P1"/>
      <text:p text:style-name="P1"><text:s text:c="8"/>'--- IMPRIME EN EL LOG <text:s text:c="2"/></text:p>
      <text:p text:style-name="P1"><text:s text:c="8"/>mensajePei(myRequestState.request.Method &amp; " " &amp; myRequestState.request.RequestUri.ToString &amp; vbNewLine &amp;</text:p>
      <text:p text:style-name="P1"><text:s text:c="19"/>" <text:s text:c="15"/>&lt;HEADERS&gt;" &amp; vbNewLine &amp;</text:p>
      <text:p text:style-name="P1"><text:s text:c="19"/>" <text:s text:c="19"/>" &amp; "content-type: " &amp; myRequestState.request.Headers.Item("content-type") &amp; vbNewLine &amp;</text:p>
      <text:p text:style-name="P1"><text:s text:c="19"/>" <text:s text:c="19"/>" &amp; "accept: " &amp; myRequestState.request.Headers.Item("accept") &amp; vbNewLine &amp;</text:p>
      <text:p text:style-name="P1"><text:s text:c="19"/>" <text:s text:c="19"/>" &amp; "x-ibm-client-id: " &amp; myRequestState.request.Headers.Item("x-ibm-client-id") &amp; vbNewLine &amp;</text:p>
      <text:p text:style-name="P1"><text:s text:c="19"/>" <text:s text:c="19"/>" &amp; "requerimiento: " &amp; myRequestState.request.Headers.Item("requerimiento") &amp; vbNewLine &amp;</text:p>
      <text:p text:style-name="P1"><text:s text:c="19"/>" <text:s text:c="19"/>" &amp; "cliente: " &amp; myRequestState.request.Headers.Item("cliente") &amp; vbNewLine &amp;</text:p>
      <text:p text:style-name="P1"><text:s text:c="19"/>" <text:s text:c="19"/>" &amp; "token: " &amp; myRequestState.request.Headers.Item("token") &amp; vbNewLine &amp;</text:p>
      <text:p text:style-name="P1"><text:s text:c="19"/>" <text:s text:c="15"/>&lt;DATA&gt;" &amp; vbNewLine &amp;</text:p>
      <text:p text:style-name="P1"><text:s text:c="19"/>JObject.Parse(myRequestState.json).ToString())</text:p>
      <text:p text:style-name="P1"/>
      <text:p text:style-name="P1"><text:s text:c="8"/>'--- IMPRIME EN EL LOG <text:s text:c="2"/></text:p>
      <text:p text:style-name="P1"><text:s text:c="8"/>mensajePei(myRequestState.json)</text:p>
      <text:p text:style-name="P1"><text:s text:c="8"/>Dim r As IAsyncResult = CType(myWebRequest.BeginGetRequestStream(AddressOf ReadCallback, myRequestState), IAsyncResult)</text:p>
      <text:p text:style-name="P1"><text:s text:c="8"/>' Pause the current thread until the async operation completes.</text:p>
      <text:p text:style-name="P1"><text:s text:c="8"/>allDone.WaitOne()</text:p>
      <text:p text:style-name="P1"><text:s text:c="8"/>' Send the Post and get the response.</text:p>
      <text:p text:style-name="P1"><text:s text:c="8"/>Dim mywebresponse As WebResponse = Nothing</text:p>
      <text:p text:style-name="P1"><text:s text:c="8"/>Dim jsonObject As JObject</text:p>
      <text:p text:style-name="P1"><text:s text:c="8"/>Dim jsontext As String = ""</text:p>
      <text:p text:style-name="P1"><text:s text:c="8"/>Try</text:p>
      <text:p text:style-name="P1"><text:s text:c="12"/>mensajePei("-------------------------- RESPUESTA COMPRA -----------------------------")</text:p>
      <text:p text:style-name="P1"/>
      <text:p text:style-name="P1"><text:s text:c="12"/>mywebresponse = myWebRequest.GetResponse()</text:p>
      <text:p text:style-name="P1"/>
      <text:p text:style-name="P1"><text:s text:c="12"/>Dim streamResponse As Stream = mywebresponse.GetResponseStream()</text:p>
      <text:p text:style-name="P1"><text:s text:c="12"/>Dim streamRead As New StreamReader(streamResponse)</text:p>
      <text:p text:style-name="P1"><text:s text:c="12"/>Dim readBuff(256) As [Char]</text:p>
      <text:p text:style-name="P1"><text:soft-page-break/><text:s text:c="12"/>Dim count As Integer = streamRead.Read(readBuff, 0, 256)</text:p>
      <text:p text:style-name="P1"/>
      <text:p text:style-name="P1"/>
      <text:p text:style-name="P1"/>
      <text:p text:style-name="P1"><text:s text:c="12"/>While count &gt; 0</text:p>
      <text:p text:style-name="P1"><text:s text:c="16"/>Dim outputData As New [String](readBuff, 0, count)</text:p>
      <text:p text:style-name="P1"><text:s text:c="16"/>mensajePei(outputData)</text:p>
      <text:p text:style-name="P1"><text:s text:c="16"/>jsonObject = JObject.Parse(outputData)</text:p>
      <text:p text:style-name="P1"><text:s text:c="16"/>count = streamRead.Read(readBuff, 0, 256)</text:p>
      <text:p text:style-name="P1"><text:s text:c="12"/>End While</text:p>
      <text:p text:style-name="P1"/>
      <text:p text:style-name="P1"><text:s text:c="12"/>If jsonObject IsNot Nothing Then</text:p>
      <text:p text:style-name="P1"><text:s text:c="16"/>mensajePei("Respuesta: " &amp; mensajesRepuesta.APROBADA.ToString)</text:p>
      <text:p text:style-name="P1"><text:s text:c="16"/>mensajePei("Operacion: " &amp; jsonObject.SelectToken("tipoOperacion").ToString)</text:p>
      <text:p text:style-name="P1"><text:s text:c="16"/>mensajePei("ID Operacion: " &amp; jsonObject.SelectToken("idOperacion").ToString)</text:p>
      <text:p text:style-name="P1"><text:s text:c="16"/>mensajePei("ID Operacion Origen: " &amp; jsonObject.SelectToken("idOperacionOrigen").ToString)</text:p>
      <text:p text:style-name="P1"><text:s text:c="16"/>mensajePei("Nro Referencia Bancaria: " &amp; jsonObject.SelectToken("numeroReferenciaBancaria").ToString)</text:p>
      <text:p text:style-name="P1"><text:s text:c="16"/>mensajePei("Fecha Operación: " &amp; jsonObject.SelectToken("fecha").ToString)</text:p>
      <text:p text:style-name="P1"><text:s text:c="16"/>mensajePei("TRX Comercio: " &amp; trx.traceTrxComercio.Split("-")(1))</text:p>
      <text:p text:style-name="P1"/>
      <text:p text:style-name="P1"><text:s text:c="16"/>respuesta_compra.descRespuesta = mensajesRepuesta.APROBADA</text:p>
      <text:p text:style-name="P1"><text:s text:c="16"/>respuesta_compra.id_operacion = jsonObject.SelectToken("idOperacion").ToString</text:p>
      <text:p text:style-name="P1"><text:s text:c="16"/>respuesta_compra.tipoOperacion = jsonObject.SelectToken("tipoOperacion").ToString</text:p>
      <text:p text:style-name="P1"><text:s text:c="16"/>respuesta_compra.nro_ref_bancaria = jsonObject.SelectToken("numeroReferenciaBancaria").ToString</text:p>
      <text:p text:style-name="P1"><text:s text:c="16"/>respuesta_compra.fechahora_respuesta = jsonObject.SelectToken("fecha").ToString</text:p>
      <text:p text:style-name="P1"><text:s text:c="16"/>respuesta_compra.trace = trx.traceTrxComercio.Split("-")(1)</text:p>
      <text:p text:style-name="P1"/>
      <text:p text:style-name="P1"><text:s text:c="12"/>Else</text:p>
      <text:p text:style-name="P1"><text:s text:c="16"/>mensajePei("Respuesta: " &amp; mensajesRepuesta.NO_APROBADA.ToString)</text:p>
      <text:p text:style-name="P1"><text:s text:c="16"/>mensajePei("Descripcion: NO SE PUDO PARSEAR LA RESPUESTA.")</text:p>
      <text:p text:style-name="P1"><text:s text:c="16"/>mensajePei("Fecha Operación: " &amp; Now)</text:p>
      <text:p text:style-name="P1"><text:s text:c="16"/>mensajePei("TRX Comercio: " &amp; trx.traceTrxComercio.Split("-")(1))</text:p>
      <text:p text:style-name="P1"/>
      <text:p text:style-name="P1"><text:s text:c="16"/>respuesta_compra.descRespuesta = mensajesRepuesta.NO_APROBADA</text:p>
      <text:p text:style-name="P1"><text:s text:c="16"/>respuesta_compra.descripcion = "NO SE PUDO PARSEAR LA RESPUESTA."</text:p>
      <text:p text:style-name="P1"><text:s text:c="16"/>respuesta_compra.fechahora_respuesta = Now</text:p>
      <text:p text:style-name="P1"><text:s text:c="16"/>respuesta_compra.trace = trx.traceTrxComercio.Split("-")(1)</text:p>
      <text:p text:style-name="P1"><text:s text:c="12"/>End If</text:p>
      <text:p text:style-name="P1"><text:s text:c="12"/>streamResponse.Close()</text:p>
      <text:p text:style-name="P1"><text:s text:c="12"/>streamRead.Close()</text:p>
      <text:p text:style-name="P1"><text:s text:c="12"/>mywebresponse.Close()</text:p>
      <text:p text:style-name="P1"/>
      <text:p text:style-name="P1"/>
      <text:p text:style-name="P1"/>
      <text:p text:style-name="P1"/>
      <text:p text:style-name="P1"/>
      <text:p text:style-name="P1"><text:s text:c="8"/>Catch exWeb As WebException</text:p>
      <text:p text:style-name="P1"/>
      <text:p text:style-name="P1"><text:s text:c="12"/>Dim respuesta = CType(exWeb.Response, HttpWebResponse)</text:p>
      <text:p text:style-name="P1"><text:s text:c="12"/>jsontext = ""</text:p>
      <text:p text:style-name="P1"><text:s text:c="12"/>jsonObject = JObject.Parse(New StreamReader(exWeb.Response.GetResponseStream).ReadToEnd)</text:p>
      <text:p text:style-name="P1"/>
      <text:p text:style-name="P1"><text:soft-page-break/><text:s text:c="12"/>mensajePei("Try-Catch exWeb (Compra)")</text:p>
      <text:p text:style-name="P1"><text:s text:c="12"/>mensajePei(jsonObject.ToString)</text:p>
      <text:p text:style-name="P1"><text:s text:c="12"/>mensajePei("Error en compra: " &amp; exWeb.Message)</text:p>
      <text:p text:style-name="P1"><text:s text:c="12"/>mensajePei("Status Code: " &amp; exWeb.Status)</text:p>
      <text:p text:style-name="P1"><text:s text:c="12"/>mensajePei("Status Description: " &amp; respuesta.StatusDescription &amp; " - " &amp; jsonObject.SelectToken("codigo").ToString &amp; " - " &amp; jsonObject.SelectToken("descripcion").ToString)</text:p>
      <text:p text:style-name="P1"><text:s text:c="12"/>mensajePei("TRX Comercio: " &amp; trx.traceTrxComercio.Split("-")(1))</text:p>
      <text:p text:style-name="P1"/>
      <text:p text:style-name="P1"><text:s text:c="12"/>respuesta_compra.descRespuesta = DirectCast([Enum].Parse(GetType(mensajesRepuesta), jsonObject.SelectToken("codigo").ToString), mensajesRepuesta)</text:p>
      <text:p text:style-name="P1"/>
      <text:p text:style-name="P1"><text:s text:c="12"/>'respuesta_compra.descRespuesta = jsonObject.SelectToken("codigo").ToString</text:p>
      <text:p text:style-name="P1"><text:s text:c="12"/>respuesta_compra.descripcion = jsonObject.SelectToken("descripcion").ToString</text:p>
      <text:p text:style-name="P1"><text:s text:c="12"/>respuesta_compra.fechahora_respuesta = Now</text:p>
      <text:p text:style-name="P1"><text:s text:c="12"/>respuesta_compra.trace = trx.traceTrxComercio.Split("-")(1)</text:p>
      <text:p text:style-name="P1"/>
      <text:p text:style-name="P1"><text:s text:c="8"/>Catch ex As Exception</text:p>
      <text:p text:style-name="P1"><text:s text:c="12"/>mensajePei("Try-Catch ex (Compra)")</text:p>
      <text:p text:style-name="P1"><text:s text:c="12"/>mensajePei(ex.Message)</text:p>
      <text:p text:style-name="P1"><text:s text:c="12"/>respuesta_compra.descRespuesta = mensajesRepuesta.ERROR_DESCONOCIDO</text:p>
      <text:p text:style-name="P1"><text:s text:c="12"/>respuesta_compra.descripcion = "ERROR_DESCONOCIDO"</text:p>
      <text:p text:style-name="P1"><text:s text:c="12"/>respuesta_compra.fechahora_respuesta = Now</text:p>
      <text:p text:style-name="P1"><text:s text:c="12"/>respuesta_compra.trace = trx.traceTrxComercio.Split("-")(1)</text:p>
      <text:p text:style-name="P1"><text:s text:c="8"/>Finally</text:p>
      <text:p text:style-name="P1"><text:s text:c="12"/>If Not mywebresponse Is Nothing Then mywebresponse.Close()</text:p>
      <text:p text:style-name="P1"><text:s text:c="8"/>End Try</text:p>
      <text:p text:style-name="P1"><text:s text:c="8"/>System.Threading.Thread.Sleep(500)</text:p>
      <text:p text:style-name="P1"><text:s text:c="8"/>Return respuesta_compra</text:p>
      <text:p text:style-name="P1"><text:s text:c="4"/>End Function</text:p>
      <text:p text:style-name="P1"/>
      <text:p text:style-name="P1"/>
      <text:p text:style-name="P1"><text:s text:c="4"/>Private Function Devolucion_Total(trx As Operacion_Devolucion) As Respuesta</text:p>
      <text:p text:style-name="P1"><text:s text:c="8"/>Dim respuesta_compra As New Respuesta</text:p>
      <text:p text:style-name="P1"><text:s text:c="8"/>mensajePei("-------------------------- DEVOLUCION TOTAL PEI -----------------------------")</text:p>
      <text:p text:style-name="P1"><text:s text:c="8"/>' Create a new request.</text:p>
      <text:p text:style-name="P1"><text:s text:c="8"/>ServicePointManager.SecurityProtocol = 3072</text:p>
      <text:p text:style-name="P1"><text:s text:c="8"/>'Dim myWebRequest As HttpWebRequest = WebRequest.Create("https://h.api.redlink.com.ar/redlink/homologacion/enlacepagosseg/0/0/40/pagos/sinbilletera/td/mediopresente/bandamagnetica/devolucion/total")</text:p>
      <text:p text:style-name="P1"><text:s text:c="8"/>Dim myWebRequest As HttpWebRequest = WebRequest.Create(direccion &amp; "pagos/sinbilletera/td/mediopresente/bandamagnetica/devolucion/total")</text:p>
      <text:p text:style-name="P1"><text:s text:c="8"/>myWebRequest.Timeout = timeOutGeneral</text:p>
      <text:p text:style-name="P1"><text:s text:c="8"/>' Create an instance of the RequestState and assign </text:p>
      <text:p text:style-name="P1"><text:s text:c="8"/>' myWebRequest' to it's request field.</text:p>
      <text:p text:style-name="P1"><text:s text:c="8"/>Dim myRequestState As New RequestState()</text:p>
      <text:p text:style-name="P1"><text:s text:c="8"/>myRequestState.request = myWebRequest</text:p>
      <text:p text:style-name="P1"><text:s text:c="8"/>myRequestState.request.Method = "POST"</text:p>
      <text:p text:style-name="P1"><text:s text:c="8"/>myRequestState.request.Accept = "application/json"</text:p>
      <text:p text:style-name="P1"><text:s text:c="8"/>myRequestState.request.ContentType = "application/json"</text:p>
      <text:p text:style-name="P1"><text:s text:c="8"/>myRequestState.request.Headers.Add("cliente: 200.2.127.227")</text:p>
      <text:p text:style-name="P1"><text:s text:c="8"/>myRequestState.request.Headers.Add("requerimiento: DEV_CORMORAN_" &amp; Now.Date &amp; "_" &amp; Now.ToShortTimeString)</text:p>
      <text:p text:style-name="P1"><text:s text:c="8"/>myRequestState.request.Headers.Add("x-ibm-client-id: e003d9ed-8474-4639-bcce-4ca8a26567b0")</text:p>
      <text:p text:style-name="P1"><text:s text:c="8"/>'--- CLAVE DE MAURO </text:p>
      <text:p text:style-name="P1"><text:soft-page-break/><text:s text:c="8"/>'myRequestState.request.Headers.Add("x-ibm-client-id: eb1741fd-7117-4554-93e7-361804b34030")</text:p>
      <text:p text:style-name="P1"/>
      <text:p text:style-name="P1"><text:s text:c="8"/>myRequestState.request.Headers.Add("token: " &amp; token)</text:p>
      <text:p text:style-name="P1"/>
      <text:p text:style-name="P1"><text:s text:c="8"/>Dim clave As String = "DDB7A35EB166273505190FBF13390FE00945C602A58E25F06BB42DCD06AE8509" 'GENERADA CUANDO CREE LA API.</text:p>
      <text:p text:style-name="P1"><text:s text:c="8"/>'--- LA USO MAURO </text:p>
      <text:p text:style-name="P1"><text:s text:c="8"/>'Dim clave As String = "17D42285325EB34060E29E82AABD23650C90BCF31C38471E3920DD687ACF7AA2" 'GENERADA CUANDO CREE LA API.</text:p>
      <text:p text:style-name="P1"><text:s text:c="8"/>Dim encriptador As New TjComun.crypto</text:p>
      <text:p text:style-name="P1"/>
      <text:p text:style-name="P1"/>
      <text:p text:style-name="P1"/>
      <text:p text:style-name="P1"><text:s text:c="8"/>myRequestState.json = "{""devolucion"":{""posEntryMode"":""" &amp; EntryMode.Ban &amp;</text:p>
      <text:p text:style-name="P1"><text:s text:c="31"/>""",""tracks"":{""track1"":""" &amp; encriptador.AES_Encrypt(trx.track1, clave) &amp;</text:p>
      <text:p text:style-name="P1"><text:s text:c="31"/>""",""track2"":""" &amp; encriptador.AES_Encrypt(trx.track2, clave) &amp;</text:p>
      <text:p text:style-name="P1"><text:s text:c="31"/>"""},""numero"":""" &amp; trx.ultimos &amp;</text:p>
      <text:p text:style-name="P1"><text:s text:c="31"/>""",""titularDocumento"":""" &amp; trx.Documentotitular &amp;</text:p>
      <text:p text:style-name="P1"><text:s text:c="31"/>""",""idCanal"":""" &amp; trx.idCanal &amp;</text:p>
      <text:p text:style-name="P1"><text:s text:c="31"/>""",""idTerminal"":""" &amp; trx.idTerminal &amp;</text:p>
      <text:p text:style-name="P1"><text:s text:c="31"/>""",""idReferenciaTrxComercio"":""" &amp; trx.traceTrxComercio &amp; '^[a-zA-Z0-9$&amp;()-]{1,40}$</text:p>
      <text:p text:style-name="P1"><text:s text:c="31"/>""",""idReferenciaOperacionComercio"":""" &amp; trx.idReferenciaOperacionComercio &amp; '^[a-zA-Z0-9$&amp;()-]{1,12}$</text:p>
      <text:p text:style-name="P1"><text:s text:c="31"/>""",""codigoSeguridad"":""" &amp; encriptador.AES_Encrypt(trx.codigoSeguridad, clave) &amp;</text:p>
      <text:p text:style-name="P1"><text:s text:c="31"/>""",""operacionOrigen"":{""idPago"":""" &amp; trx.idPagoOriginal &amp;</text:p>
      <text:p text:style-name="P1"><text:s text:c="31"/>"""}}}"</text:p>
      <text:p text:style-name="P1"/>
      <text:p text:style-name="P1"/>
      <text:p text:style-name="P1"><text:s text:c="8"/>mensajePei(myRequestState.request.Method &amp; " " &amp; myRequestState.request.RequestUri.ToString &amp; vbNewLine &amp;</text:p>
      <text:p text:style-name="P1"><text:s text:c="19"/>" <text:s text:c="15"/>&lt;HEADERS&gt;" &amp; vbNewLine &amp;</text:p>
      <text:p text:style-name="P1"><text:s text:c="19"/>" <text:s text:c="19"/>" &amp; "content-type: " &amp; myRequestState.request.Headers.Item("content-type") &amp; vbNewLine &amp;</text:p>
      <text:p text:style-name="P1"><text:s text:c="19"/>" <text:s text:c="19"/>" &amp; "accept: " &amp; myRequestState.request.Headers.Item("accept") &amp; vbNewLine &amp;</text:p>
      <text:p text:style-name="P1"><text:s text:c="19"/>" <text:s text:c="19"/>" &amp; "x-ibm-client-id: " &amp; myRequestState.request.Headers.Item("x-ibm-client-id") &amp; vbNewLine &amp;</text:p>
      <text:p text:style-name="P1"><text:s text:c="19"/>" <text:s text:c="19"/>" &amp; "requerimiento: " &amp; myRequestState.request.Headers.Item("requerimiento") &amp; vbNewLine &amp;</text:p>
      <text:p text:style-name="P1"><text:s text:c="19"/>" <text:s text:c="19"/>" &amp; "cliente: " &amp; myRequestState.request.Headers.Item("cliente") &amp; vbNewLine &amp;</text:p>
      <text:p text:style-name="P1"><text:s text:c="19"/>" <text:s text:c="19"/>" &amp; "token: " &amp; myRequestState.request.Headers.Item("token") &amp; vbNewLine &amp;</text:p>
      <text:p text:style-name="P1"><text:s text:c="19"/>" <text:s text:c="15"/>&lt;DATA&gt;" &amp; vbNewLine &amp;</text:p>
      <text:p text:style-name="P1"><text:s text:c="19"/>JObject.Parse(myRequestState.json).ToString())</text:p>
      <text:p text:style-name="P1"><text:s text:c="8"/>'" <text:s text:c="29"/></text:p>
      <text:p text:style-name="P1"><text:s text:c="8"/>mensajePei(myRequestState.json)</text:p>
      <text:p text:style-name="P1"><text:s text:c="8"/>Dim r As IAsyncResult = CType(myWebRequest.BeginGetRequestStream(AddressOf ReadCallback, myRequestState), IAsyncResult)</text:p>
      <text:p text:style-name="P1"><text:s text:c="8"/>' Pause the current thread until the async operation completes.</text:p>
      <text:p text:style-name="P1"><text:s text:c="8"/>allDone.WaitOne()</text:p>
      <text:p text:style-name="P1"><text:s text:c="8"/>' Send the Post and get the response.</text:p>
      <text:p text:style-name="P1"><text:s text:c="8"/>Dim mywebresponse As WebResponse = Nothing</text:p>
      <text:p text:style-name="P1"><text:s text:c="8"/>Dim jsonObject As JObject</text:p>
      <text:p text:style-name="P1"><text:s text:c="8"/>Dim jsontext As String = ""</text:p>
      <text:p text:style-name="P1"><text:s text:c="8"/>Try</text:p>
      <text:p text:style-name="P1"/>
      <text:p text:style-name="P1"/>
      <text:p text:style-name="P1"><text:s text:c="12"/>mensajePei("-------------------------- RESPUESTA DEVOLUCION TOTAL -----------------------------")</text:p>
      <text:p text:style-name="P1"/>
      <text:p text:style-name="P1"><text:s text:c="12"/>mywebresponse = myWebRequest.GetResponse()</text:p>
      <text:p text:style-name="P1"/>
      <text:p text:style-name="P1"><text:s text:c="12"/>Dim streamResponse As Stream = mywebresponse.GetResponseStream()</text:p>
      <text:p text:style-name="P1"><text:soft-page-break/><text:s text:c="12"/>Dim streamRead As New StreamReader(streamResponse)</text:p>
      <text:p text:style-name="P1"><text:s text:c="12"/>Dim readBuff(256) As [Char]</text:p>
      <text:p text:style-name="P1"><text:s text:c="12"/>Dim count As Integer = streamRead.Read(readBuff, 0, 256)</text:p>
      <text:p text:style-name="P1"/>
      <text:p text:style-name="P1"/>
      <text:p text:style-name="P1"/>
      <text:p text:style-name="P1"><text:s text:c="12"/>While count &gt; 0</text:p>
      <text:p text:style-name="P1"><text:s text:c="16"/>Dim outputData As New [String](readBuff, 0, count)</text:p>
      <text:p text:style-name="P1"><text:s text:c="16"/>mensajePei(outputData)</text:p>
      <text:p text:style-name="P1"><text:s text:c="16"/>jsonObject = JObject.Parse(outputData)</text:p>
      <text:p text:style-name="P1"><text:s text:c="16"/>count = streamRead.Read(readBuff, 0, 256)</text:p>
      <text:p text:style-name="P1"><text:s text:c="12"/>End While</text:p>
      <text:p text:style-name="P1"/>
      <text:p text:style-name="P1"><text:s text:c="12"/>If jsonObject IsNot Nothing Then</text:p>
      <text:p text:style-name="P1"><text:s text:c="16"/>mensajePei("Respuesta: " &amp; mensajesRepuesta.APROBADA.ToString)</text:p>
      <text:p text:style-name="P1"><text:s text:c="16"/>mensajePei("Operacion: " &amp; jsonObject.SelectToken("tipoOperacion").ToString)</text:p>
      <text:p text:style-name="P1"><text:s text:c="16"/>mensajePei("ID Operacion: " &amp; jsonObject.SelectToken("idOperacion").ToString)</text:p>
      <text:p text:style-name="P1"><text:s text:c="16"/>mensajePei("ID Operacion Origen: " &amp; jsonObject.SelectToken("idOperacionOrigen").ToString)</text:p>
      <text:p text:style-name="P1"><text:s text:c="16"/>mensajePei("Nro Referencia Bancaria: " &amp; jsonObject.SelectToken("numeroReferenciaBancaria").ToString)</text:p>
      <text:p text:style-name="P1"><text:s text:c="16"/>mensajePei("Fecha Operación: " &amp; jsonObject.SelectToken("fecha").ToString)</text:p>
      <text:p text:style-name="P1"/>
      <text:p text:style-name="P1"/>
      <text:p text:style-name="P1"><text:s text:c="16"/>respuesta_compra.id_operacion = jsonObject.SelectToken("idOperacion").ToString</text:p>
      <text:p text:style-name="P1"><text:s text:c="16"/>respuesta_compra.tipoOperacion = jsonObject.SelectToken("tipoOperacion").ToString</text:p>
      <text:p text:style-name="P1"><text:s text:c="16"/>respuesta_compra.nro_ref_bancaria = jsonObject.SelectToken("numeroReferenciaBancaria").ToString</text:p>
      <text:p text:style-name="P1"><text:s text:c="16"/>respuesta_compra.fechahora_respuesta = jsonObject.SelectToken("fecha").ToString</text:p>
      <text:p text:style-name="P1"><text:s text:c="16"/>respuesta_compra.descRespuesta = mensajesRepuesta.APROBADA</text:p>
      <text:p text:style-name="P1"><text:s text:c="16"/>respuesta_compra.trace = trx.traceTrxComercio.Split("-")(1)</text:p>
      <text:p text:style-name="P1"/>
      <text:p text:style-name="P1"><text:s text:c="12"/>Else</text:p>
      <text:p text:style-name="P1"><text:s text:c="16"/>mensajePei("Respuesta: " &amp; mensajesRepuesta.NO_APROBADA.ToString)</text:p>
      <text:p text:style-name="P1"><text:s text:c="16"/>mensajePei("Descripcion: Status Description: NO SE PUDO PARSEAR LA RESPUESTA.")</text:p>
      <text:p text:style-name="P1"><text:s text:c="16"/>mensajePei("Fecha Operación: " &amp; Now)</text:p>
      <text:p text:style-name="P1"/>
      <text:p text:style-name="P1"><text:s text:c="16"/>respuesta_compra.descRespuesta = mensajesRepuesta.NO_APROBADA</text:p>
      <text:p text:style-name="P1"><text:s text:c="16"/>respuesta_compra.descripcion = "Status Description: NO SE PUDO PARSEAR LA RESPUESTA."</text:p>
      <text:p text:style-name="P1"><text:s text:c="16"/>respuesta_compra.fechahora_respuesta = Now</text:p>
      <text:p text:style-name="P1"><text:s text:c="16"/>respuesta_compra.trace = trx.traceTrxComercio.Split("-")(1)</text:p>
      <text:p text:style-name="P1"/>
      <text:p text:style-name="P1"><text:s text:c="12"/>End If</text:p>
      <text:p text:style-name="P1"><text:s text:c="12"/>streamResponse.Close()</text:p>
      <text:p text:style-name="P1"><text:s text:c="12"/>streamRead.Close()</text:p>
      <text:p text:style-name="P1"><text:s text:c="12"/>mywebresponse.Close()</text:p>
      <text:p text:style-name="P1"/>
      <text:p text:style-name="P1"/>
      <text:p text:style-name="P1"/>
      <text:p text:style-name="P1"/>
      <text:p text:style-name="P1"/>
      <text:p text:style-name="P1"><text:s text:c="8"/>Catch exWeb As WebException</text:p>
      <text:p text:style-name="P1"><text:s text:c="12"/>Dim respuesta = CType(exWeb.Response, HttpWebResponse)</text:p>
      <text:p text:style-name="P1"><text:s text:c="12"/>jsontext = ""</text:p>
      <text:p text:style-name="P1"><text:s text:c="12"/>jsonObject = JObject.Parse(New StreamReader(exWeb.Response.GetResponseStream).ReadToEnd)</text:p>
      <text:p text:style-name="P1"><text:soft-page-break/><text:s text:c="12"/>mensajePei(jsonObject.ToString)</text:p>
      <text:p text:style-name="P1"><text:s text:c="12"/>mensajePei("Error en compra: " &amp; exWeb.Message)</text:p>
      <text:p text:style-name="P1"><text:s text:c="12"/>mensajePei("Status Code: " &amp; exWeb.Status)</text:p>
      <text:p text:style-name="P1"><text:s text:c="12"/>mensajePei("Status Description: " &amp; respuesta.StatusDescription &amp; " - " &amp; jsonObject.SelectToken("codigo").ToString &amp; " - " &amp; jsonObject.SelectToken("descripcion").ToString)</text:p>
      <text:p text:style-name="P1"><text:s text:c="12"/>mensajePei("TRX Comercio: " &amp; trx.traceTrxComercio.Split("-")(1))</text:p>
      <text:p text:style-name="P1"><text:s text:c="12"/>'respuesta_compra.descRespuesta = mensajesRepuesta.NO_APROBADA</text:p>
      <text:p text:style-name="P1"><text:s text:c="12"/>'respuesta_compra.descripcion = "Status Description: " &amp; respuesta.StatusDescription &amp; " - " &amp; jsonObject.SelectToken("codigo").ToString &amp; " - " &amp; jsonObject.SelectToken("descripcion").ToString</text:p>
      <text:p text:style-name="P1"><text:s text:c="12"/>'respuesta_compra.fechahora_respuesta = Now</text:p>
      <text:p text:style-name="P1"/>
      <text:p text:style-name="P1"/>
      <text:p text:style-name="P1"><text:s text:c="12"/>respuesta_compra.descRespuesta = DirectCast([Enum].Parse(GetType(mensajesRepuesta), jsonObject.SelectToken("codigo").ToString), mensajesRepuesta)</text:p>
      <text:p text:style-name="P1"><text:s text:c="12"/>'respuesta_compra.descRespuesta = jsonObject.SelectToken("codigo").ToString</text:p>
      <text:p text:style-name="P1"><text:s text:c="12"/>respuesta_compra.descripcion = jsonObject.SelectToken("descripcion").ToString</text:p>
      <text:p text:style-name="P1"><text:s text:c="12"/>respuesta_compra.fechahora_respuesta = Now</text:p>
      <text:p text:style-name="P1"><text:s text:c="12"/>respuesta_compra.trace = trx.traceTrxComercio.Split("-")(1)</text:p>
      <text:p text:style-name="P1"/>
      <text:p text:style-name="P1"/>
      <text:p text:style-name="P1"><text:s text:c="8"/>Catch ex As Exception</text:p>
      <text:p text:style-name="P1"><text:s text:c="12"/>mensajePei(ex.Message)</text:p>
      <text:p text:style-name="P1"/>
      <text:p text:style-name="P1"><text:s text:c="8"/>Finally</text:p>
      <text:p text:style-name="P1"><text:s text:c="12"/>If Not mywebresponse Is Nothing Then mywebresponse.Close()</text:p>
      <text:p text:style-name="P1"/>
      <text:p text:style-name="P1"><text:s text:c="8"/>End Try</text:p>
      <text:p text:style-name="P1"><text:s text:c="8"/>Return respuesta_compra</text:p>
      <text:p text:style-name="P1"><text:s text:c="4"/>End Function</text:p>
      <text:p text:style-name="P1"/>
      <text:p text:style-name="P1"/>
      <text:p text:style-name="P1"/>
      <text:p text:style-name="P1"><text:s text:c="4"/>Private Function Devolucion_Parcial(trx As Operacion_Devolucion_Parcial) As Respuesta</text:p>
      <text:p text:style-name="P1"><text:s text:c="8"/>Dim respuesta_compra As New Respuesta</text:p>
      <text:p text:style-name="P1"><text:s text:c="8"/>mensajePei("-------------------------- DEVOLUCION PARCIAL PEI -----------------------------")</text:p>
      <text:p text:style-name="P1"><text:s text:c="8"/>' Create a new request.</text:p>
      <text:p text:style-name="P1"><text:s text:c="8"/>ServicePointManager.SecurityProtocol = 3072</text:p>
      <text:p text:style-name="P1"><text:s text:c="8"/>'Dim myWebRequest As HttpWebRequest = WebRequest.Create("https://h.api.redlink.com.ar/redlink/homologacion/enlacepagosseg/0/0/40/pagos/sinbilletera/td/mediopresente/bandamagnetica/devolucion/parcial")</text:p>
      <text:p text:style-name="P1"><text:s text:c="8"/>Dim myWebRequest As HttpWebRequest = WebRequest.Create(direccion &amp; "pagos/sinbilletera/td/mediopresente/bandamagnetica/devolucion/parcial")</text:p>
      <text:p text:style-name="P1"><text:s text:c="8"/>myWebRequest.Timeout = timeOutGeneral</text:p>
      <text:p text:style-name="P1"><text:s text:c="8"/>' Create an instance of the RequestState and assign </text:p>
      <text:p text:style-name="P1"><text:s text:c="8"/>' myWebRequest' to it's request field.</text:p>
      <text:p text:style-name="P1"><text:s text:c="8"/>Dim myRequestState As New RequestState()</text:p>
      <text:p text:style-name="P1"><text:s text:c="8"/>myRequestState.request = myWebRequest</text:p>
      <text:p text:style-name="P1"><text:s text:c="8"/>myRequestState.request.Method = "POST"</text:p>
      <text:p text:style-name="P1"><text:s text:c="8"/>myRequestState.request.Accept = "application/json"</text:p>
      <text:p text:style-name="P1"><text:s text:c="8"/>myRequestState.request.ContentType = "application/json"</text:p>
      <text:p text:style-name="P1"><text:s text:c="8"/>myRequestState.request.Headers.Add("cliente: 200.2.127.227")</text:p>
      <text:p text:style-name="P1"><text:s text:c="8"/>myRequestState.request.Headers.Add("requerimiento: DEV_CORMORAN_" &amp; Now.Date &amp; "_" &amp; Now.ToShortTimeString)</text:p>
      <text:p text:style-name="P1"><text:soft-page-break/><text:s text:c="8"/>myRequestState.request.Headers.Add("x-ibm-client-id: e003d9ed-8474-4639-bcce-4ca8a26567b0")</text:p>
      <text:p text:style-name="P1"><text:s text:c="8"/>'--- CLAVE DE MAURO </text:p>
      <text:p text:style-name="P1"><text:s text:c="8"/>'myRequestState.request.Headers.Add("x-ibm-client-id: eb1741fd-7117-4554-93e7-361804b34030")</text:p>
      <text:p text:style-name="P1"><text:s text:c="8"/>myRequestState.request.Headers.Add("token: " &amp; token)</text:p>
      <text:p text:style-name="P1"/>
      <text:p text:style-name="P1"><text:s text:c="8"/>Dim clave As String = "DDB7A35EB166273505190FBF13390FE00945C602A58E25F06BB42DCD06AE8509" 'GENERADA CUANDO CREE LA API.</text:p>
      <text:p text:style-name="P1"><text:s text:c="8"/>'--- LA USO MAURO <text:s text:c="2"/></text:p>
      <text:p text:style-name="P1"><text:s text:c="8"/>'Dim clave As String = "17D42285325EB34060E29E82AABD23650C90BCF31C38471E3920DD687ACF7AA2" 'GENERADA CUANDO CREE LA API.</text:p>
      <text:p text:style-name="P1"><text:s text:c="8"/>Dim encriptador As New TjComun.crypto</text:p>
      <text:p text:style-name="P1"/>
      <text:p text:style-name="P1"/>
      <text:p text:style-name="P1"/>
      <text:p text:style-name="P1"><text:s text:c="8"/>myRequestState.json = "{""devolucion"":{""posEntryMode"":""" &amp; EntryMode.Ban &amp;</text:p>
      <text:p text:style-name="P1"><text:s text:c="31"/>""",""tracks"":{""track1"":""" &amp; encriptador.AES_Encrypt(trx.track1, clave) &amp;</text:p>
      <text:p text:style-name="P1"><text:s text:c="31"/>""",""track2"":""" &amp; encriptador.AES_Encrypt(trx.track2, clave) &amp;</text:p>
      <text:p text:style-name="P1"><text:s text:c="31"/>"""},""numero"":""" &amp; trx.ultimos &amp;</text:p>
      <text:p text:style-name="P1"><text:s text:c="31"/>""",""titularDocumento"":""" &amp; trx.Documentotitular &amp;</text:p>
      <text:p text:style-name="P1"><text:s text:c="31"/>""",""idCanal"":""" &amp; trx.idCanal &amp;</text:p>
      <text:p text:style-name="P1"><text:s text:c="31"/>""",""idTerminal"":""" &amp; trx.idTerminal &amp;</text:p>
      <text:p text:style-name="P1"><text:s text:c="31"/>""",""idReferenciaTrxComercio"":""" &amp; trx.traceTrxComercio &amp;</text:p>
      <text:p text:style-name="P1"><text:s text:c="31"/>""",""idReferenciaOperacionComercio"":""" &amp; trx.idReferenciaOperacionComercio &amp;</text:p>
      <text:p text:style-name="P1"><text:s text:c="31"/>""",""importe"":" &amp; CInt(trx.importe) &amp;</text:p>
      <text:p text:style-name="P1"><text:s text:c="31"/>",""moneda"":""" &amp; trx.moneda.ToString &amp;</text:p>
      <text:p text:style-name="P1"><text:s text:c="31"/>""",""codigoSeguridad"":""" &amp; encriptador.AES_Encrypt(trx.codigoSeguridad, clave) &amp;</text:p>
      <text:p text:style-name="P1"><text:s text:c="31"/>""",""operacionOrigen"":{""idPago"":""" &amp; trx.idPagoOriginal &amp;</text:p>
      <text:p text:style-name="P1"><text:s text:c="31"/>"""}}}"</text:p>
      <text:p text:style-name="P1"/>
      <text:p text:style-name="P1"/>
      <text:p text:style-name="P1"><text:s text:c="8"/>mensajePei(myRequestState.request.Method &amp; " " &amp; myRequestState.request.RequestUri.ToString &amp; vbNewLine &amp;</text:p>
      <text:p text:style-name="P1"><text:s text:c="19"/>" <text:s text:c="15"/>&lt;HEADERS&gt;" &amp; vbNewLine &amp;</text:p>
      <text:p text:style-name="P1"><text:s text:c="19"/>" <text:s text:c="19"/>" &amp; "content-type: " &amp; myRequestState.request.Headers.Item("content-type") &amp; vbNewLine &amp;</text:p>
      <text:p text:style-name="P1"><text:s text:c="19"/>" <text:s text:c="19"/>" &amp; "accept: " &amp; myRequestState.request.Headers.Item("accept") &amp; vbNewLine &amp;</text:p>
      <text:p text:style-name="P1"><text:s text:c="19"/>" <text:s text:c="19"/>" &amp; "x-ibm-client-id: " &amp; myRequestState.request.Headers.Item("x-ibm-client-id") &amp; vbNewLine &amp;</text:p>
      <text:p text:style-name="P1"><text:s text:c="19"/>" <text:s text:c="19"/>" &amp; "requerimiento: " &amp; myRequestState.request.Headers.Item("requerimiento") &amp; vbNewLine &amp;</text:p>
      <text:p text:style-name="P1"><text:s text:c="19"/>" <text:s text:c="19"/>" &amp; "cliente: " &amp; myRequestState.request.Headers.Item("cliente") &amp; vbNewLine &amp;</text:p>
      <text:p text:style-name="P1"><text:s text:c="19"/>" <text:s text:c="19"/>" &amp; "token: " &amp; myRequestState.request.Headers.Item("token") &amp; vbNewLine &amp;</text:p>
      <text:p text:style-name="P1"><text:s text:c="19"/>" <text:s text:c="15"/>&lt;DATA&gt;" &amp; vbNewLine &amp;</text:p>
      <text:p text:style-name="P1"><text:s text:c="19"/>JObject.Parse(myRequestState.json).ToString())</text:p>
      <text:p text:style-name="P1"><text:s text:c="8"/>'" <text:s text:c="29"/></text:p>
      <text:p text:style-name="P1"><text:s text:c="8"/>mensajePei(myRequestState.json)</text:p>
      <text:p text:style-name="P1"><text:s text:c="8"/>Dim r As IAsyncResult = CType(myWebRequest.BeginGetRequestStream(AddressOf ReadCallback, myRequestState), IAsyncResult)</text:p>
      <text:p text:style-name="P1"><text:s text:c="8"/>' Pause the current thread until the async operation completes.</text:p>
      <text:p text:style-name="P1"><text:s text:c="8"/>allDone.WaitOne()</text:p>
      <text:p text:style-name="P1"><text:s text:c="8"/>' Send the Post and get the response.</text:p>
      <text:p text:style-name="P1"><text:s text:c="8"/>Dim mywebresponse As WebResponse = Nothing</text:p>
      <text:p text:style-name="P1"><text:s text:c="8"/>Dim jsonObject As JObject</text:p>
      <text:p text:style-name="P1"><text:s text:c="8"/>Dim jsontext As String = ""</text:p>
      <text:p text:style-name="P1"><text:s text:c="8"/>Try</text:p>
      <text:p text:style-name="P1"/>
      <text:p text:style-name="P1"/>
      <text:p text:style-name="P1"><text:s text:c="12"/>mensajePei("-------------------------- RESPUESTA DEVOLUCION PARCIAL -----------------------------")</text:p>
      <text:p text:style-name="P1"/>
      <text:p text:style-name="P1"><text:soft-page-break/><text:s text:c="12"/>mywebresponse = myWebRequest.GetResponse()</text:p>
      <text:p text:style-name="P1"/>
      <text:p text:style-name="P1"><text:s text:c="12"/>Dim streamResponse As Stream = mywebresponse.GetResponseStream()</text:p>
      <text:p text:style-name="P1"><text:s text:c="12"/>Dim streamRead As New StreamReader(streamResponse)</text:p>
      <text:p text:style-name="P1"><text:s text:c="12"/>Dim readBuff(256) As [Char]</text:p>
      <text:p text:style-name="P1"><text:s text:c="12"/>Dim count As Integer = streamRead.Read(readBuff, 0, 256)</text:p>
      <text:p text:style-name="P1"/>
      <text:p text:style-name="P1"/>
      <text:p text:style-name="P1"/>
      <text:p text:style-name="P1"><text:s text:c="12"/>While count &gt; 0</text:p>
      <text:p text:style-name="P1"><text:s text:c="16"/>Dim outputData As New [String](readBuff, 0, count)</text:p>
      <text:p text:style-name="P1"><text:s text:c="16"/>mensajePei(outputData)</text:p>
      <text:p text:style-name="P1"><text:s text:c="16"/>jsonObject = JObject.Parse(outputData)</text:p>
      <text:p text:style-name="P1"><text:s text:c="16"/>count = streamRead.Read(readBuff, 0, 256)</text:p>
      <text:p text:style-name="P1"><text:s text:c="12"/>End While</text:p>
      <text:p text:style-name="P1"/>
      <text:p text:style-name="P1"><text:s text:c="12"/>If jsonObject IsNot Nothing Then</text:p>
      <text:p text:style-name="P1"><text:s text:c="16"/>mensajePei("Respuesta: " &amp; mensajesRepuesta.APROBADA.ToString)</text:p>
      <text:p text:style-name="P1"><text:s text:c="16"/>mensajePei("Operacion: " &amp; jsonObject.SelectToken("tipoOperacion").ToString)</text:p>
      <text:p text:style-name="P1"><text:s text:c="16"/>mensajePei("ID Operacion: " &amp; jsonObject.SelectToken("idOperacion").ToString)</text:p>
      <text:p text:style-name="P1"><text:s text:c="16"/>mensajePei("ID Operacion Origen: " &amp; jsonObject.SelectToken("idOperacionOrigen").ToString)</text:p>
      <text:p text:style-name="P1"><text:s text:c="16"/>mensajePei("Nro Referencia Bancaria: " &amp; jsonObject.SelectToken("numeroReferenciaBancaria").ToString)</text:p>
      <text:p text:style-name="P1"><text:s text:c="16"/>mensajePei("Fecha Operación: " &amp; jsonObject.SelectToken("fecha").ToString)</text:p>
      <text:p text:style-name="P1"/>
      <text:p text:style-name="P1"/>
      <text:p text:style-name="P1"><text:s text:c="16"/>respuesta_compra.id_operacion = jsonObject.SelectToken("idOperacion").ToString</text:p>
      <text:p text:style-name="P1"><text:s text:c="16"/>respuesta_compra.tipoOperacion = jsonObject.SelectToken("tipoOperacion").ToString</text:p>
      <text:p text:style-name="P1"><text:s text:c="16"/>respuesta_compra.nro_ref_bancaria = jsonObject.SelectToken("numeroReferenciaBancaria").ToString</text:p>
      <text:p text:style-name="P1"><text:s text:c="16"/>respuesta_compra.fechahora_respuesta = jsonObject.SelectToken("fecha").ToString</text:p>
      <text:p text:style-name="P1"><text:s text:c="16"/>respuesta_compra.descRespuesta = mensajesRepuesta.APROBADA</text:p>
      <text:p text:style-name="P1"><text:s text:c="16"/>respuesta_compra.trace = trx.traceTrxComercio.Split("-")(1)</text:p>
      <text:p text:style-name="P1"/>
      <text:p text:style-name="P1"><text:s text:c="12"/>Else</text:p>
      <text:p text:style-name="P1"><text:s text:c="16"/>mensajePei("Respuesta: " &amp; mensajesRepuesta.NO_APROBADA.ToString)</text:p>
      <text:p text:style-name="P1"><text:s text:c="16"/>mensajePei("Descripcion: Status Description: NO SE PUDO PARSEAR LA RESPUESTA.")</text:p>
      <text:p text:style-name="P1"><text:s text:c="16"/>mensajePei("Fecha Operación: " &amp; Now)</text:p>
      <text:p text:style-name="P1"/>
      <text:p text:style-name="P1"><text:s text:c="16"/>respuesta_compra.descRespuesta = mensajesRepuesta.NO_APROBADA</text:p>
      <text:p text:style-name="P1"><text:s text:c="16"/>respuesta_compra.descripcion = "Status Description: NO SE PUDO PARSEAR LA RESPUESTA."</text:p>
      <text:p text:style-name="P1"><text:s text:c="16"/>respuesta_compra.fechahora_respuesta = Now</text:p>
      <text:p text:style-name="P1"><text:s text:c="16"/>respuesta_compra.trace = trx.traceTrxComercio.Split("-")(1)</text:p>
      <text:p text:style-name="P1"/>
      <text:p text:style-name="P1"><text:s text:c="12"/>End If</text:p>
      <text:p text:style-name="P1"><text:s text:c="12"/>streamResponse.Close()</text:p>
      <text:p text:style-name="P1"><text:s text:c="12"/>streamRead.Close()</text:p>
      <text:p text:style-name="P1"><text:s text:c="12"/>mywebresponse.Close()</text:p>
      <text:p text:style-name="P1"/>
      <text:p text:style-name="P1"/>
      <text:p text:style-name="P1"/>
      <text:p text:style-name="P1"/>
      <text:p text:style-name="P1"><text:s text:c="8"/>Catch exWeb As WebException</text:p>
      <text:p text:style-name="P1"><text:s text:c="12"/>Dim respuesta = CType(exWeb.Response, HttpWebResponse)</text:p>
      <text:p text:style-name="P1"><text:soft-page-break/><text:s text:c="12"/>jsontext = ""</text:p>
      <text:p text:style-name="P1"><text:s text:c="12"/>jsonObject = JObject.Parse(New StreamReader(exWeb.Response.GetResponseStream).ReadToEnd)</text:p>
      <text:p text:style-name="P1"><text:s text:c="12"/>mensajePei(jsonObject.ToString)</text:p>
      <text:p text:style-name="P1"><text:s text:c="12"/>mensajePei("Error en compra: " &amp; exWeb.Message)</text:p>
      <text:p text:style-name="P1"><text:s text:c="12"/>mensajePei("Status Code: " &amp; exWeb.Status)</text:p>
      <text:p text:style-name="P1"><text:s text:c="12"/>mensajePei("Status Description: " &amp; respuesta.StatusDescription &amp; " - " &amp; jsonObject.SelectToken("codigo").ToString &amp; " - " &amp; jsonObject.SelectToken("descripcion").ToString)</text:p>
      <text:p text:style-name="P1"><text:s text:c="12"/>mensajePei("TRX Comercio: " &amp; trx.traceTrxComercio.Split("-")(1))</text:p>
      <text:p text:style-name="P1"><text:s text:c="12"/>'respuesta_compra.descRespuesta = mensajesRepuesta.NO_APROBADA</text:p>
      <text:p text:style-name="P1"><text:s text:c="12"/>'respuesta_compra.descripcion = "Status Description: " &amp; respuesta.StatusDescription &amp; " - " &amp; jsonObject.SelectToken("codigo").ToString &amp; " - " &amp; jsonObject.SelectToken("descripcion").ToString</text:p>
      <text:p text:style-name="P1"><text:s text:c="12"/>'respuesta_compra.fechahora_respuesta = Now</text:p>
      <text:p text:style-name="P1"/>
      <text:p text:style-name="P1"/>
      <text:p text:style-name="P1"><text:s text:c="12"/>respuesta_compra.descRespuesta = DirectCast([Enum].Parse(GetType(mensajesRepuesta), jsonObject.SelectToken("codigo").ToString), mensajesRepuesta)</text:p>
      <text:p text:style-name="P1"><text:s text:c="12"/>'respuesta_compra.descRespuesta = jsonObject.SelectToken("codigo").ToString</text:p>
      <text:p text:style-name="P1"><text:s text:c="12"/>respuesta_compra.descripcion = jsonObject.SelectToken("descripcion").ToString</text:p>
      <text:p text:style-name="P1"><text:s text:c="12"/>respuesta_compra.fechahora_respuesta = Now</text:p>
      <text:p text:style-name="P1"><text:s text:c="12"/>respuesta_compra.trace = trx.traceTrxComercio.Split("-")(1)</text:p>
      <text:p text:style-name="P1"/>
      <text:p text:style-name="P1"/>
      <text:p text:style-name="P1"><text:s text:c="8"/>Catch ex As Exception</text:p>
      <text:p text:style-name="P1"><text:s text:c="12"/>mensajePei(ex.Message)</text:p>
      <text:p text:style-name="P1"/>
      <text:p text:style-name="P1"><text:s text:c="8"/>Finally</text:p>
      <text:p text:style-name="P1"><text:s text:c="12"/>If Not mywebresponse Is Nothing Then mywebresponse.Close()</text:p>
      <text:p text:style-name="P1"/>
      <text:p text:style-name="P1"><text:s text:c="8"/>End Try</text:p>
      <text:p text:style-name="P1"><text:s text:c="8"/>Return respuesta_compra</text:p>
      <text:p text:style-name="P1"><text:s text:c="4"/>End Function</text:p>
      <text:p text:style-name="P1"/>
      <text:p text:style-name="P1"><text:s text:c="4"/>Private Function Extraccion(trx As Operacion_Compra) As Respuesta</text:p>
      <text:p text:style-name="P1"><text:s text:c="8"/>Dim respuesta_compra As New Respuesta</text:p>
      <text:p text:style-name="P1"><text:s text:c="8"/>mensajePei("-------------------------- EXTRACCION PEI -----------------------------")</text:p>
      <text:p text:style-name="P1"><text:s text:c="8"/>' Create a new request.</text:p>
      <text:p text:style-name="P1"><text:s text:c="8"/>ServicePointManager.SecurityProtocol = 3072</text:p>
      <text:p text:style-name="P1"><text:s text:c="8"/>'--- HOMOLOGACION <text:s/></text:p>
      <text:p text:style-name="P1"><text:s text:c="8"/>'Dim myWebRequest As HttpWebRequest = WebRequest.Create("https://h.api.redlink.com.ar/redlink/homologacion/enlacepagosseg/0/0/40/pagos/sinbilletera/td/mediopresente/bandamagnetica")</text:p>
      <text:p text:style-name="P1"><text:s text:c="8"/>'--- PRODUCCION <text:s/></text:p>
      <text:p text:style-name="P1"><text:s text:c="8"/>direccion = "https://api.redlink.com.ar/redlink/produccion/enlacepagosseg/0/0/40/pagos/sinbilletera/td/mediopresente/bandamagnetica"</text:p>
      <text:p text:style-name="P1"><text:s text:c="8"/>Dim myWebRequest As HttpWebRequest = WebRequest.Create(direccion)</text:p>
      <text:p text:style-name="P1"/>
      <text:p text:style-name="P1"><text:s text:c="8"/>myWebRequest.Timeout = timeOutGeneral</text:p>
      <text:p text:style-name="P1"><text:s text:c="8"/>' Create an instance of the RequestState and assign </text:p>
      <text:p text:style-name="P1"><text:s text:c="8"/>' myWebRequest' to it's request field.</text:p>
      <text:p text:style-name="P1"><text:s text:c="8"/>Dim myRequestState As New RequestState()</text:p>
      <text:p text:style-name="P1"><text:s text:c="8"/>myRequestState.request = myWebRequest</text:p>
      <text:p text:style-name="P1"><text:s text:c="8"/>myRequestState.request.Method = "POST"</text:p>
      <text:p text:style-name="P1"><text:s text:c="8"/>myRequestState.request.Accept = "application/json"</text:p>
      <text:p text:style-name="P1"><text:s text:c="8"/>myRequestState.request.ContentType = "application/json"</text:p>
      <text:p text:style-name="P1"><text:soft-page-break/><text:s text:c="8"/>myRequestState.request.Headers.Add("cliente: 200.2.127.227")</text:p>
      <text:p text:style-name="P1"><text:s text:c="8"/>myRequestState.request.Headers.Add("requerimiento: EXTRAC_CORMORAN_" &amp; Now.Date &amp; "_" &amp; Now.ToShortTimeString)</text:p>
      <text:p text:style-name="P1"><text:s text:c="8"/>myRequestState.request.Headers.Add("x-ibm-client-id: e003d9ed-8474-4639-bcce-4ca8a26567b0")</text:p>
      <text:p text:style-name="P1"><text:s text:c="8"/>'--- CLAVE DE MAURO </text:p>
      <text:p text:style-name="P1"><text:s text:c="8"/>'myRequestState.request.Headers.Add("x-ibm-client-id: eb1741fd-7117-4554-93e7-361804b34030")</text:p>
      <text:p text:style-name="P1"><text:s text:c="8"/>myRequestState.request.Headers.Add("token: " &amp; token)</text:p>
      <text:p text:style-name="P1"/>
      <text:p text:style-name="P1"><text:s text:c="8"/>'--- LA USE YO - PRODUCCION <text:s/></text:p>
      <text:p text:style-name="P1"><text:s text:c="8"/>Dim clave As String = "E3448399448A33EF859EB95B05E705A2291BCFBA6322D46E4908604E2BF6528A" 'GENERADA CUANDO CREE LA API.</text:p>
      <text:p text:style-name="P1"><text:s text:c="8"/>'--- LA USE YO - HOMOLOGACION <text:s/></text:p>
      <text:p text:style-name="P1"><text:s text:c="8"/>'Dim clave As String = "DDB7A35EB166273505190FBF13390FE00945C602A58E25F06BB42DCD06AE8509" 'GENERADA CUANDO CREE LA API.</text:p>
      <text:p text:style-name="P1"><text:s text:c="8"/>'--- LA USO MAURO <text:s/></text:p>
      <text:p text:style-name="P1"><text:s text:c="8"/>'Dim clave As String = "17D42285325EB34060E29E82AABD23650C90BCF31C38471E3920DD687ACF7AA2" 'GENERADA CUANDO CREE LA API.</text:p>
      <text:p text:style-name="P1"><text:s text:c="8"/>Dim encriptador As New TjComun.crypto</text:p>
      <text:p text:style-name="P1"/>
      <text:p text:style-name="P1"><text:s text:c="8"/>myRequestState.json = "{""pago"":{""posEntryMode"":""" &amp; EntryMode.Ban &amp;</text:p>
      <text:p text:style-name="P1"><text:s text:c="31"/>""",""tracks"":{""track1"":""" &amp; encriptador.AES_Encrypt(trx.track1, clave) &amp;</text:p>
      <text:p text:style-name="P1"><text:s text:c="31"/>""",""track2"":""" &amp; encriptador.AES_Encrypt(trx.track2, clave) &amp;</text:p>
      <text:p text:style-name="P1"><text:s text:c="31"/>"""},""numero"":""" &amp; trx.ultimos &amp;</text:p>
      <text:p text:style-name="P1"><text:s text:c="31"/>""",""titularDocumento"":""" &amp; trx.Documentotitular &amp;</text:p>
      <text:p text:style-name="P1"><text:s text:c="31"/>""",""idCanal"":""" &amp; trx.idCanal &amp;</text:p>
      <text:p text:style-name="P1"><text:s text:c="31"/>""",""idTerminal"":""" &amp; trx.idTerminal &amp;</text:p>
      <text:p text:style-name="P1"><text:s text:c="31"/>""",""idReferenciaTrxComercio"":""" &amp; trx.traceTrxComercio &amp; '^[a-zA-Z0-9$&amp;()-]{1,40}$</text:p>
      <text:p text:style-name="P1"><text:s text:c="31"/>""",""idReferenciaOperacionComercio"":""" &amp; trx.idReferenciaOperacionComercio &amp; '^[a-zA-Z0-9$&amp;()-]{1,12}$</text:p>
      <text:p text:style-name="P1"><text:s text:c="31"/>""",""importe"":" &amp; CInt(trx.importe) &amp;</text:p>
      <text:p text:style-name="P1"><text:s text:c="31"/>",""moneda"":""" &amp; trx.moneda.ToString &amp;</text:p>
      <text:p text:style-name="P1"><text:s text:c="31"/>""",""codigoSeguridad"":""" &amp; encriptador.AES_Encrypt(trx.codigoSeguridad, clave) &amp;</text:p>
      <text:p text:style-name="P1"><text:s text:c="31"/>""",""concepto"":""" &amp; Concepto.EXTRACCION.ToString &amp;</text:p>
      <text:p text:style-name="P1"><text:s text:c="31"/>"""}}"</text:p>
      <text:p text:style-name="P1"/>
      <text:p text:style-name="P1"/>
      <text:p text:style-name="P1"><text:s text:c="8"/>mensajePei(myRequestState.request.Method &amp; " " &amp; myRequestState.request.RequestUri.ToString &amp; vbNewLine &amp;</text:p>
      <text:p text:style-name="P1"><text:s text:c="19"/>" <text:s text:c="15"/>&lt;HEADERS&gt;" &amp; vbNewLine &amp;</text:p>
      <text:p text:style-name="P1"><text:s text:c="19"/>" <text:s text:c="19"/>" &amp; "content-type: " &amp; myRequestState.request.Headers.Item("content-type") &amp; vbNewLine &amp;</text:p>
      <text:p text:style-name="P1"><text:s text:c="19"/>" <text:s text:c="19"/>" &amp; "accept: " &amp; myRequestState.request.Headers.Item("accept") &amp; vbNewLine &amp;</text:p>
      <text:p text:style-name="P1"><text:s text:c="19"/>" <text:s text:c="19"/>" &amp; "x-ibm-client-id: " &amp; myRequestState.request.Headers.Item("x-ibm-client-id") &amp; vbNewLine &amp;</text:p>
      <text:p text:style-name="P1"><text:s text:c="19"/>" <text:s text:c="19"/>" &amp; "requerimiento: " &amp; myRequestState.request.Headers.Item("requerimiento") &amp; vbNewLine &amp;</text:p>
      <text:p text:style-name="P1"><text:s text:c="19"/>" <text:s text:c="19"/>" &amp; "cliente: " &amp; myRequestState.request.Headers.Item("cliente") &amp; vbNewLine &amp;</text:p>
      <text:p text:style-name="P1"><text:s text:c="19"/>" <text:s text:c="19"/>" &amp; "token: " &amp; myRequestState.request.Headers.Item("token") &amp; vbNewLine &amp;</text:p>
      <text:p text:style-name="P1"><text:s text:c="19"/>" <text:s text:c="15"/>&lt;DATA&gt;" &amp; vbNewLine &amp;</text:p>
      <text:p text:style-name="P1"><text:s text:c="20"/>JObject.Parse(myRequestState.json).ToString())</text:p>
      <text:p text:style-name="P1"><text:s text:c="8"/>'" <text:s text:c="29"/></text:p>
      <text:p text:style-name="P1"><text:s text:c="8"/>mensajePei(myRequestState.json)</text:p>
      <text:p text:style-name="P1"><text:s text:c="8"/>Dim r As IAsyncResult = CType(myWebRequest.BeginGetRequestStream(AddressOf ReadCallback, myRequestState), IAsyncResult)</text:p>
      <text:p text:style-name="P1"><text:s text:c="8"/>' Pause the current thread until the async operation completes.</text:p>
      <text:p text:style-name="P1"><text:s text:c="8"/>allDone.WaitOne()</text:p>
      <text:p text:style-name="P1"><text:s text:c="8"/>' Send the Post and get the response.</text:p>
      <text:p text:style-name="P1"><text:s text:c="8"/>Dim mywebresponse As WebResponse = Nothing</text:p>
      <text:p text:style-name="P1"><text:s text:c="8"/>Dim jsonObject As JObject</text:p>
      <text:p text:style-name="P1"><text:s text:c="8"/>Dim jsontext As String = ""</text:p>
      <text:p text:style-name="P1"><text:s text:c="8"/>Try</text:p>
      <text:p text:style-name="P1"/>
      <text:p text:style-name="P1"><text:soft-page-break/><text:s text:c="12"/>mensajePei("-------------------------- RESPUESTA EXTRACCION -----------------------------")</text:p>
      <text:p text:style-name="P1"/>
      <text:p text:style-name="P1"><text:s text:c="12"/>mywebresponse = myWebRequest.GetResponse()</text:p>
      <text:p text:style-name="P1"/>
      <text:p text:style-name="P1"><text:s text:c="12"/>Dim streamResponse As Stream = mywebresponse.GetResponseStream()</text:p>
      <text:p text:style-name="P1"><text:s text:c="12"/>Dim streamRead As New StreamReader(streamResponse)</text:p>
      <text:p text:style-name="P1"><text:s text:c="12"/>Dim readBuff(256) As [Char]</text:p>
      <text:p text:style-name="P1"><text:s text:c="12"/>Dim count As Integer = streamRead.Read(readBuff, 0, 256)</text:p>
      <text:p text:style-name="P1"/>
      <text:p text:style-name="P1"/>
      <text:p text:style-name="P1"/>
      <text:p text:style-name="P1"><text:s text:c="12"/>While count &gt; 0</text:p>
      <text:p text:style-name="P1"><text:s text:c="16"/>Dim outputData As New [String](readBuff, 0, count)</text:p>
      <text:p text:style-name="P1"><text:s text:c="16"/>mensajePei(outputData)</text:p>
      <text:p text:style-name="P1"><text:s text:c="16"/>jsonObject = JObject.Parse(outputData)</text:p>
      <text:p text:style-name="P1"><text:s text:c="16"/>count = streamRead.Read(readBuff, 0, 256)</text:p>
      <text:p text:style-name="P1"><text:s text:c="12"/>End While</text:p>
      <text:p text:style-name="P1"/>
      <text:p text:style-name="P1"><text:s text:c="12"/>If jsonObject IsNot Nothing Then</text:p>
      <text:p text:style-name="P1"><text:s text:c="16"/>mensajePei("Respuesta: " &amp; mensajesRepuesta.APROBADA.ToString)</text:p>
      <text:p text:style-name="P1"><text:s text:c="16"/>mensajePei("Operacion: " &amp; jsonObject.SelectToken("tipoOperacion").ToString)</text:p>
      <text:p text:style-name="P1"><text:s text:c="16"/>mensajePei("ID Operacion: " &amp; jsonObject.SelectToken("idOperacion").ToString)</text:p>
      <text:p text:style-name="P1"><text:s text:c="16"/>mensajePei("ID Operacion Origen: " &amp; jsonObject.SelectToken("idOperacionOrigen").ToString)</text:p>
      <text:p text:style-name="P1"><text:s text:c="16"/>mensajePei("Nro Referencia Bancaria: " &amp; jsonObject.SelectToken("numeroReferenciaBancaria").ToString)</text:p>
      <text:p text:style-name="P1"><text:s text:c="16"/>mensajePei("Fecha Operación: " &amp; jsonObject.SelectToken("fecha").ToString)</text:p>
      <text:p text:style-name="P1"/>
      <text:p text:style-name="P1"><text:s text:c="16"/>respuesta_compra.id_operacion = jsonObject.SelectToken("idOperacion").ToString</text:p>
      <text:p text:style-name="P1"><text:s text:c="16"/>respuesta_compra.tipoOperacion = jsonObject.SelectToken("tipoOperacion").ToString</text:p>
      <text:p text:style-name="P1"><text:s text:c="16"/>respuesta_compra.nro_ref_bancaria = jsonObject.SelectToken("numeroReferenciaBancaria").ToString</text:p>
      <text:p text:style-name="P1"><text:s text:c="16"/>respuesta_compra.fechahora_respuesta = jsonObject.SelectToken("fecha").ToString</text:p>
      <text:p text:style-name="P1"><text:s text:c="16"/>respuesta_compra.descRespuesta = mensajesRepuesta.APROBADA</text:p>
      <text:p text:style-name="P1"><text:s text:c="16"/>respuesta_compra.trace = trx.traceTrxComercio.Split("-")(1)</text:p>
      <text:p text:style-name="P1"><text:s text:c="12"/>Else</text:p>
      <text:p text:style-name="P1"><text:s text:c="16"/>mensajePei("Respuesta: " &amp; mensajesRepuesta.NO_APROBADA.ToString)</text:p>
      <text:p text:style-name="P1"><text:s text:c="16"/>mensajePei("Descripcion: Status Description: NO SE PUDO PARSEAR LA RESPUESTA.")</text:p>
      <text:p text:style-name="P1"><text:s text:c="16"/>mensajePei("Fecha Operación: " &amp; Now)</text:p>
      <text:p text:style-name="P1"/>
      <text:p text:style-name="P1"><text:s text:c="16"/>respuesta_compra.descRespuesta = mensajesRepuesta.NO_APROBADA</text:p>
      <text:p text:style-name="P1"><text:s text:c="16"/>respuesta_compra.descripcion = "Status Description: NO SE PUDO PARSEAR LA RESPUESTA."</text:p>
      <text:p text:style-name="P1"><text:s text:c="16"/>respuesta_compra.fechahora_respuesta = Now</text:p>
      <text:p text:style-name="P1"><text:s text:c="16"/>respuesta_compra.trace = trx.traceTrxComercio.Split("-")(1)</text:p>
      <text:p text:style-name="P1"/>
      <text:p text:style-name="P1"><text:s text:c="12"/>End If</text:p>
      <text:p text:style-name="P1"><text:s text:c="12"/>streamResponse.Close()</text:p>
      <text:p text:style-name="P1"><text:s text:c="12"/>streamRead.Close()</text:p>
      <text:p text:style-name="P1"><text:s text:c="12"/>mywebresponse.Close()</text:p>
      <text:p text:style-name="P1"/>
      <text:p text:style-name="P1"/>
      <text:p text:style-name="P1"/>
      <text:p text:style-name="P1"/>
      <text:p text:style-name="P1"><text:s text:c="8"/>Catch exWeb As WebException</text:p>
      <text:p text:style-name="P1"/>
      <text:p text:style-name="P1"><text:soft-page-break/><text:s text:c="12"/>Dim respuesta = CType(exWeb.Response, HttpWebResponse)</text:p>
      <text:p text:style-name="P1"><text:s text:c="12"/>jsontext = ""</text:p>
      <text:p text:style-name="P1"><text:s text:c="12"/>jsonObject = JObject.Parse(New StreamReader(exWeb.Response.GetResponseStream).ReadToEnd)</text:p>
      <text:p text:style-name="P1"><text:s text:c="12"/>mensajePei("Try-Catch exWeb (Compra + Extraccion)")</text:p>
      <text:p text:style-name="P1"><text:s text:c="12"/>mensajePei(jsonObject.ToString)</text:p>
      <text:p text:style-name="P1"><text:s text:c="12"/>mensajePei("Error en compra: " &amp; exWeb.Message)</text:p>
      <text:p text:style-name="P1"><text:s text:c="12"/>mensajePei("Status Code: " &amp; exWeb.Status)</text:p>
      <text:p text:style-name="P1"><text:s text:c="12"/>mensajePei("Status Description: " &amp; respuesta.StatusDescription &amp; " - " &amp; jsonObject.SelectToken("codigo").ToString &amp; " - " &amp; jsonObject.SelectToken("descripcion").ToString)</text:p>
      <text:p text:style-name="P1"><text:s text:c="12"/>mensajePei("TRX Comercio: " &amp; trx.traceTrxComercio.Split("-")(1))</text:p>
      <text:p text:style-name="P1"/>
      <text:p text:style-name="P1"><text:s text:c="12"/>respuesta_compra.descRespuesta = DirectCast([Enum].Parse(GetType(mensajesRepuesta), jsonObject.SelectToken("codigo").ToString), mensajesRepuesta)</text:p>
      <text:p text:style-name="P1"><text:s text:c="12"/>'respuesta_compra.descRespuesta = jsonObject.SelectToken("codigo").ToString</text:p>
      <text:p text:style-name="P1"><text:s text:c="12"/>respuesta_compra.descripcion = jsonObject.SelectToken("descripcion").ToString</text:p>
      <text:p text:style-name="P1"><text:s text:c="12"/>respuesta_compra.fechahora_respuesta = Now</text:p>
      <text:p text:style-name="P1"><text:s text:c="12"/>respuesta_compra.trace = trx.traceTrxComercio.Split("-")(1)</text:p>
      <text:p text:style-name="P1"/>
      <text:p text:style-name="P1"><text:s text:c="8"/>Catch ex As Exception</text:p>
      <text:p text:style-name="P1"><text:s text:c="12"/>mensajePei("Try-Catch ex (Compra + Extraccion)")</text:p>
      <text:p text:style-name="P1"><text:s text:c="12"/>mensajePei(ex.Message)</text:p>
      <text:p text:style-name="P1"/>
      <text:p text:style-name="P1"><text:s text:c="8"/>Finally</text:p>
      <text:p text:style-name="P1"><text:s text:c="12"/>If Not mywebresponse Is Nothing Then mywebresponse.Close()</text:p>
      <text:p text:style-name="P1"/>
      <text:p text:style-name="P1"><text:s text:c="8"/>End Try</text:p>
      <text:p text:style-name="P1"/>
      <text:p text:style-name="P1"><text:s text:c="8"/>Return respuesta_compra</text:p>
      <text:p text:style-name="P1"><text:s text:c="4"/>End Function</text:p>
      <text:p text:style-name="P1"/>
      <text:p text:style-name="P1"/>
      <text:p text:style-name="P1"/>
      <text:p text:style-name="P1"/>
      <text:p text:style-name="P1"><text:s text:c="4"/>Private Function Consulta(trx As Operacion_Consulta) As Respuesta</text:p>
      <text:p text:style-name="P1"><text:s text:c="8"/>Dim respuesta_compra As New Respuesta</text:p>
      <text:p text:style-name="P1"><text:s text:c="8"/>mensajePei("-------------------------- CONSULTA PEI -----------------------------")</text:p>
      <text:p text:style-name="P1"><text:s text:c="8"/>' Create a new request.</text:p>
      <text:p text:style-name="P1"><text:s text:c="8"/>ServicePointManager.SecurityProtocol = 3072</text:p>
      <text:p text:style-name="P1"><text:s text:c="8"/>Dim myWebRequest As HttpWebRequest = WebRequest.Create("https://h.api.redlink.com.ar/redlink/homologacion/enlacepagosseg/0/0/40/pagos/sinbilletera/td/mediopresente/bandamagnetica/consulta")</text:p>
      <text:p text:style-name="P1"><text:s text:c="8"/>' Dim myWebRequest As HttpWebRequest = WebRequest.Create(direccion &amp; "pagos/sinbilletera/td/mediopresente/bandamagnetica/consulta")</text:p>
      <text:p text:style-name="P1"><text:s text:c="8"/>myWebRequest.Timeout = timeOutGeneral</text:p>
      <text:p text:style-name="P1"><text:s text:c="8"/>' Create an instance of the RequestState and assign </text:p>
      <text:p text:style-name="P1"><text:s text:c="8"/>' myWebRequest' to it's request field.</text:p>
      <text:p text:style-name="P1"><text:s text:c="8"/>Dim myRequestState As New RequestState()</text:p>
      <text:p text:style-name="P1"><text:s text:c="8"/>myRequestState.request = myWebRequest</text:p>
      <text:p text:style-name="P1"><text:s text:c="8"/>myRequestState.request.Method = "POST"</text:p>
      <text:p text:style-name="P1"><text:s text:c="8"/>myRequestState.request.Accept = "application/json"</text:p>
      <text:p text:style-name="P1"><text:s text:c="8"/>myRequestState.request.ContentType = "application/json"</text:p>
      <text:p text:style-name="P1"><text:s text:c="8"/>myRequestState.request.Headers.Add("cliente: 200.2.127.227")</text:p>
      <text:p text:style-name="P1"><text:s text:c="8"/>myRequestState.request.Headers.Add("requerimiento: CONS_CORMORAN_" &amp; Now.Date &amp; "_" &amp; Now.ToShortTimeString)</text:p>
      <text:p text:style-name="P1"><text:soft-page-break/><text:s text:c="8"/>myRequestState.request.Headers.Add("x-ibm-client-id: e003d9ed-8474-4639-bcce-4ca8a26567b0")</text:p>
      <text:p text:style-name="P1"><text:s text:c="8"/>'--- CLAVE DE MAURO </text:p>
      <text:p text:style-name="P1"><text:s text:c="8"/>'myRequestState.request.Headers.Add("x-ibm-client-id: eb1741fd-7117-4554-93e7-361804b34030")</text:p>
      <text:p text:style-name="P1"/>
      <text:p text:style-name="P1"><text:s text:c="8"/>myRequestState.request.Headers.Add("token: " &amp; token)</text:p>
      <text:p text:style-name="P1"/>
      <text:p text:style-name="P1"><text:s text:c="8"/>Dim clave As String = "DDB7A35EB166273505190FBF13390FE00945C602A58E25F06BB42DCD06AE8509" 'GENERADA CUANDO CREE LA API.</text:p>
      <text:p text:style-name="P1"><text:s text:c="8"/>'--- LA USO MAURO </text:p>
      <text:p text:style-name="P1"><text:s text:c="8"/>'Dim clave As String = "17D42285325EB34060E29E82AABD23650C90BCF31C38471E3920DD687ACF7AA2" 'GENERADA CUANDO CREE LA API.</text:p>
      <text:p text:style-name="P1"><text:s text:c="8"/>Dim encriptador As New TjComun.crypto</text:p>
      <text:p text:style-name="P1"/>
      <text:p text:style-name="P1"><text:s text:c="8"/>myRequestState.json = "{""consulta"":{""idTerminal"":""" &amp; trx.idTerminal &amp;</text:p>
      <text:p text:style-name="P1"><text:s text:c="31"/>""",""tracks"":{""track1"":""" &amp; encriptador.AES_Encrypt(trx.track1, clave) &amp;</text:p>
      <text:p text:style-name="P1"><text:s text:c="31"/>""",""track2"":""" &amp; encriptador.AES_Encrypt(trx.track2, clave) &amp;</text:p>
      <text:p text:style-name="P1"><text:s text:c="31"/>"""},""fechaDesde"":""" &amp; trx.idFechaOriginal &amp; "T00:00:00Z" &amp;</text:p>
      <text:p text:style-name="P1"><text:s text:c="31"/>""",""fechaHasta"":""" &amp; trx.idFechaOriginal &amp; "T23:59:00Z" &amp;</text:p>
      <text:p text:style-name="P1"><text:s text:c="31"/>"""}}"</text:p>
      <text:p text:style-name="P1"/>
      <text:p text:style-name="P1"><text:s text:c="8"/>mensajePei(myRequestState.request.Method &amp; " " &amp; myRequestState.request.RequestUri.ToString &amp; vbNewLine &amp;</text:p>
      <text:p text:style-name="P1"><text:s text:c="19"/>" <text:s text:c="15"/>&lt;HEADERS&gt;" &amp; vbNewLine &amp;</text:p>
      <text:p text:style-name="P1"><text:s text:c="19"/>" <text:s text:c="19"/>" &amp; "content-type: " &amp; myRequestState.request.Headers.Item("content-type") &amp; vbNewLine &amp;</text:p>
      <text:p text:style-name="P1"><text:s text:c="19"/>" <text:s text:c="19"/>" &amp; "accept: " &amp; myRequestState.request.Headers.Item("accept") &amp; vbNewLine &amp;</text:p>
      <text:p text:style-name="P1"><text:s text:c="19"/>" <text:s text:c="19"/>" &amp; "x-ibm-client-id: " &amp; myRequestState.request.Headers.Item("x-ibm-client-id") &amp; vbNewLine &amp;</text:p>
      <text:p text:style-name="P1"><text:s text:c="19"/>" <text:s text:c="19"/>" &amp; "requerimiento: " &amp; myRequestState.request.Headers.Item("requerimiento") &amp; vbNewLine &amp;</text:p>
      <text:p text:style-name="P1"><text:s text:c="19"/>" <text:s text:c="19"/>" &amp; "cliente: " &amp; myRequestState.request.Headers.Item("cliente") &amp; vbNewLine &amp;</text:p>
      <text:p text:style-name="P1"><text:s text:c="19"/>" <text:s text:c="19"/>" &amp; "token: " &amp; myRequestState.request.Headers.Item("token") &amp; vbNewLine &amp;</text:p>
      <text:p text:style-name="P1"><text:s text:c="19"/>" <text:s text:c="15"/>&lt;DATA&gt;" &amp; vbNewLine &amp;</text:p>
      <text:p text:style-name="P1"><text:s text:c="19"/>JObject.Parse(myRequestState.json).ToString())</text:p>
      <text:p text:style-name="P1"><text:s text:c="8"/>'" <text:s text:c="29"/></text:p>
      <text:p text:style-name="P1"><text:s text:c="8"/>mensajePei(myRequestState.json)</text:p>
      <text:p text:style-name="P1"><text:s text:c="8"/>Dim r As IAsyncResult = CType(myWebRequest.BeginGetRequestStream(AddressOf ReadCallback, myRequestState), IAsyncResult)</text:p>
      <text:p text:style-name="P1"><text:s text:c="8"/>' Pause the current thread until the async operation completes.</text:p>
      <text:p text:style-name="P1"><text:s text:c="8"/>allDone.WaitOne()</text:p>
      <text:p text:style-name="P1"><text:s text:c="8"/>' Send the Post and get the response.</text:p>
      <text:p text:style-name="P1"><text:s text:c="8"/>Dim mywebresponse As WebResponse = Nothing</text:p>
      <text:p text:style-name="P1"><text:s text:c="8"/>Dim jsonObject As JObject</text:p>
      <text:p text:style-name="P1"><text:s text:c="8"/>Dim jsontext As String = ""</text:p>
      <text:p text:style-name="P1"><text:s text:c="8"/>Try</text:p>
      <text:p text:style-name="P1"/>
      <text:p text:style-name="P1"><text:s text:c="12"/>mensajePei("-------------------------- RESPUESTA <text:s/>CONSULTA -----------------------------")</text:p>
      <text:p text:style-name="P1"/>
      <text:p text:style-name="P1"><text:s text:c="12"/>mywebresponse = myWebRequest.GetResponse()</text:p>
      <text:p text:style-name="P1"/>
      <text:p text:style-name="P1"><text:s text:c="12"/>Dim streamResponse As Stream = mywebresponse.GetResponseStream()</text:p>
      <text:p text:style-name="P1"><text:s text:c="12"/>Dim streamRead As New StreamReader(streamResponse)</text:p>
      <text:p text:style-name="P1"/>
      <text:p text:style-name="P1"><text:s text:c="12"/>'Dim readBuff(256) As [Char]</text:p>
      <text:p text:style-name="P1"><text:s text:c="12"/>'Dim count As Integer = streamRead.Read(readBuff, 0, 256)</text:p>
      <text:p text:style-name="P1"><text:s text:c="12"/>'While count &gt; 0</text:p>
      <text:p text:style-name="P1"><text:s text:c="12"/>' <text:s text:c="3"/>Dim outputData As New [String](readBuff, 0, count)</text:p>
      <text:p text:style-name="P1"><text:s text:c="12"/>' <text:s text:c="3"/>mensajePei(outputData)</text:p>
      <text:p text:style-name="P1"><text:s text:c="12"/>' <text:s text:c="3"/>jsonObject = JObject.Parse(outputData)</text:p>
      <text:p text:style-name="P1"><text:soft-page-break/><text:s text:c="12"/>' <text:s text:c="3"/>count = streamRead.Read(readBuff, 0, 256)</text:p>
      <text:p text:style-name="P1"><text:s text:c="12"/>'End While</text:p>
      <text:p text:style-name="P1"/>
      <text:p text:style-name="P1"/>
      <text:p text:style-name="P1"><text:s text:c="12"/>Dim readBuff(1024) As [Char]</text:p>
      <text:p text:style-name="P1"><text:s text:c="12"/>Dim count As Integer = streamRead.Read(readBuff, 0, 1024)</text:p>
      <text:p text:style-name="P1"><text:s text:c="12"/>Dim texto As String = ""</text:p>
      <text:p text:style-name="P1"><text:s text:c="12"/>While count &gt; 0</text:p>
      <text:p text:style-name="P1"><text:s text:c="16"/>Dim outputData As New [String](readBuff, 0, count)</text:p>
      <text:p text:style-name="P1"><text:s text:c="16"/>mensajePei(outputData)</text:p>
      <text:p text:style-name="P1"><text:s text:c="16"/>texto = texto + outputData</text:p>
      <text:p text:style-name="P1"><text:s text:c="16"/>Console.WriteLine(outputData)</text:p>
      <text:p text:style-name="P1"><text:s text:c="16"/>count = streamRead.Read(readBuff, 0, 1024)</text:p>
      <text:p text:style-name="P1"><text:s text:c="12"/>End While</text:p>
      <text:p text:style-name="P1"><text:s text:c="12"/>jsonObject = JObject.Parse(texto)</text:p>
      <text:p text:style-name="P1"/>
      <text:p text:style-name="P1"/>
      <text:p text:style-name="P1"><text:s text:c="12"/>If jsonObject IsNot Nothing Then</text:p>
      <text:p text:style-name="P1"><text:s text:c="16"/>mensajePei("Respuesta: " &amp; mensajesRepuesta.APROBADA.ToString)</text:p>
      <text:p text:style-name="P1"><text:s text:c="16"/>mensajePei("Total: " &amp; jsonObject.SelectToken("total").ToString)</text:p>
      <text:p text:style-name="P1"/>
      <text:p text:style-name="P1"><text:s text:c="16"/>For Each fp In jsonObject.SelectToken("resultado").Children()</text:p>
      <text:p text:style-name="P1"><text:s text:c="20"/>'If fp.SelectToken("idOperacion") = "568046" Then</text:p>
      <text:p text:style-name="P1"><text:s text:c="20"/>mensajePei("idReferenciaTrxComercio: " &amp; fp.SelectToken("idReferenciaTrxComercio").ToString)</text:p>
      <text:p text:style-name="P1"><text:s text:c="20"/>mensajePei("idReferenciaOperacionComercio: " &amp; fp.SelectToken("idReferenciaOperacionComercio").ToString)</text:p>
      <text:p text:style-name="P1"><text:s text:c="20"/>mensajePei("concepto: " &amp; fp.SelectToken("concepto").ToString)</text:p>
      <text:p text:style-name="P1"><text:s text:c="20"/>mensajePei("idOperacion: " &amp; fp.SelectToken("idOperacion").ToString)</text:p>
      <text:p text:style-name="P1"><text:s text:c="20"/>mensajePei("estado: " &amp; fp.SelectToken("estado").ToString)</text:p>
      <text:p text:style-name="P1"><text:s text:c="20"/>mensajePei("---------------------------------------------------------------")</text:p>
      <text:p text:style-name="P1"/>
      <text:p text:style-name="P1"><text:s text:c="20"/>'End If</text:p>
      <text:p text:style-name="P1"><text:s text:c="16"/>Next</text:p>
      <text:p text:style-name="P1"/>
      <text:p text:style-name="P1"><text:s text:c="16"/>'mensajePei("Resultado: " &amp; jsonObject.SelectToken("resultado").ToString)</text:p>
      <text:p text:style-name="P1"><text:s text:c="16"/>'mensajePei("Operacion: " &amp; jsonObject.SelectToken("tipoOperacion").ToString)</text:p>
      <text:p text:style-name="P1"><text:s text:c="16"/>'mensajePei("ID Operacion: " &amp; jsonObject.SelectToken("idOperacion").ToString)</text:p>
      <text:p text:style-name="P1"><text:s text:c="16"/>'mensajePei("ID Operacion Origen: " &amp; jsonObject.SelectToken("idOperacionOrigen").ToString)</text:p>
      <text:p text:style-name="P1"><text:s text:c="16"/>'mensajePei("Nro Referencia Bancaria: " &amp; jsonObject.SelectToken("numeroReferenciaBancaria").ToString)</text:p>
      <text:p text:style-name="P1"><text:s text:c="16"/>'mensajePei("Fecha Operación: " &amp; jsonObject.SelectToken("fecha").ToString)</text:p>
      <text:p text:style-name="P1"/>
      <text:p text:style-name="P1"/>
      <text:p text:style-name="P1"><text:s text:c="16"/>'respuesta_compra.id_operacion = jsonObject.SelectToken("idOperacion").ToString</text:p>
      <text:p text:style-name="P1"><text:s text:c="16"/>'respuesta_compra.tipoOperacion = jsonObject.SelectToken("tipoOperacion").ToString</text:p>
      <text:p text:style-name="P1"><text:s text:c="16"/>'respuesta_compra.nro_ref_bancaria = jsonObject.SelectToken("numeroReferenciaBancaria").ToString</text:p>
      <text:p text:style-name="P1"><text:s text:c="16"/>'respuesta_compra.fechahora_respuesta = jsonObject.SelectToken("fecha").ToString</text:p>
      <text:p text:style-name="P1"><text:s text:c="16"/>respuesta_compra.descRespuesta = mensajesRepuesta.APROBADA</text:p>
      <text:p text:style-name="P1"><text:s text:c="16"/>respuesta_compra.trace = trx.traceTrxComercio.Split("-")(1)</text:p>
      <text:p text:style-name="P1"/>
      <text:p text:style-name="P1"><text:s text:c="12"/>Else</text:p>
      <text:p text:style-name="P1"><text:s text:c="16"/>mensajePei("Respuesta: " &amp; mensajesRepuesta.NO_APROBADA.ToString)</text:p>
      <text:p text:style-name="P1"><text:s text:c="16"/>mensajePei("Descripcion: Status Description: NO SE PUDO PARSEAR LA RESPUESTA.")</text:p>
      <text:p text:style-name="P1"><text:s text:c="16"/>mensajePei("Fecha Operación: " &amp; Now)</text:p>
      <text:p text:style-name="P1"><text:soft-page-break/></text:p>
      <text:p text:style-name="P1"><text:s text:c="16"/>respuesta_compra.descRespuesta = mensajesRepuesta.NO_APROBADA</text:p>
      <text:p text:style-name="P1"><text:s text:c="16"/>respuesta_compra.descripcion = "Status Description: NO SE PUDO PARSEAR LA RESPUESTA."</text:p>
      <text:p text:style-name="P1"><text:s text:c="16"/>respuesta_compra.fechahora_respuesta = Now</text:p>
      <text:p text:style-name="P1"><text:s text:c="16"/>respuesta_compra.trace = trx.traceTrxComercio.Split("-")(1)</text:p>
      <text:p text:style-name="P1"><text:s text:c="12"/>End If</text:p>
      <text:p text:style-name="P1"><text:s text:c="12"/>streamResponse.Close()</text:p>
      <text:p text:style-name="P1"><text:s text:c="12"/>streamRead.Close()</text:p>
      <text:p text:style-name="P1"><text:s text:c="12"/>mywebresponse.Close()</text:p>
      <text:p text:style-name="P1"/>
      <text:p text:style-name="P1"/>
      <text:p text:style-name="P1"/>
      <text:p text:style-name="P1"><text:s text:c="8"/>Catch exWeb As WebException</text:p>
      <text:p text:style-name="P1"><text:s text:c="12"/>Dim respuesta = CType(exWeb.Response, HttpWebResponse)</text:p>
      <text:p text:style-name="P1"><text:s text:c="12"/>jsontext = ""</text:p>
      <text:p text:style-name="P1"><text:s text:c="12"/>jsonObject = JObject.Parse(New StreamReader(exWeb.Response.GetResponseStream).ReadToEnd)</text:p>
      <text:p text:style-name="P1"><text:s text:c="12"/>mensajePei(jsonObject.ToString)</text:p>
      <text:p text:style-name="P1"><text:s text:c="12"/>mensajePei("Error en consulta: " &amp; exWeb.Message)</text:p>
      <text:p text:style-name="P1"><text:s text:c="12"/>mensajePei("Status Code: " &amp; exWeb.Status)</text:p>
      <text:p text:style-name="P1"><text:s text:c="12"/>mensajePei("Status Description: " &amp; respuesta.StatusDescription &amp; " - " &amp; jsonObject.SelectToken("codigo").ToString &amp; " - " &amp; jsonObject.SelectToken("descripcion").ToString)</text:p>
      <text:p text:style-name="P1"><text:s text:c="12"/>mensajePei("TRX Comercio: " &amp; trx.traceTrxComercio.Split("-")(1))</text:p>
      <text:p text:style-name="P1"><text:s text:c="12"/>'respuesta_compra.descRespuesta = mensajesRepuesta.NO_APROBADA</text:p>
      <text:p text:style-name="P1"><text:s text:c="12"/>'respuesta_compra.descripcion = "Status Description: " &amp; respuesta.StatusDescription &amp; " - " &amp; jsonObject.SelectToken("codigo").ToString &amp; " - " &amp; jsonObject.SelectToken("descripcion").ToString</text:p>
      <text:p text:style-name="P1"><text:s text:c="12"/>'respuesta_compra.fechahora_respuesta = Now</text:p>
      <text:p text:style-name="P1"/>
      <text:p text:style-name="P1"/>
      <text:p text:style-name="P1"><text:s text:c="12"/>respuesta_compra.descRespuesta = DirectCast([Enum].Parse(GetType(mensajesRepuesta), jsonObject.SelectToken("codigo").ToString), mensajesRepuesta)</text:p>
      <text:p text:style-name="P1"><text:s text:c="12"/>'respuesta_compra.descRespuesta = jsonObject.SelectToken("codigo").ToString</text:p>
      <text:p text:style-name="P1"><text:s text:c="12"/>respuesta_compra.descripcion = jsonObject.SelectToken("descripcion").ToString</text:p>
      <text:p text:style-name="P1"><text:s text:c="12"/>respuesta_compra.fechahora_respuesta = Now</text:p>
      <text:p text:style-name="P1"><text:s text:c="12"/>respuesta_compra.trace = trx.traceTrxComercio.Split("-")(1)</text:p>
      <text:p text:style-name="P1"/>
      <text:p text:style-name="P1"><text:s text:c="8"/>Catch ex As Exception</text:p>
      <text:p text:style-name="P1"><text:s text:c="12"/>mensajePei(ex.Message)</text:p>
      <text:p text:style-name="P1"><text:s text:c="8"/>Finally</text:p>
      <text:p text:style-name="P1"><text:s text:c="12"/>If Not mywebresponse Is Nothing Then mywebresponse.Close()</text:p>
      <text:p text:style-name="P1"><text:s text:c="8"/>End Try</text:p>
      <text:p text:style-name="P1"><text:s text:c="8"/>Return respuesta_compra</text:p>
      <text:p text:style-name="P1"><text:s text:c="4"/>End Function</text:p>
      <text:p text:style-name="P1"/>
      <text:p text:style-name="P1"/>
      <text:p text:style-name="P1"/>
      <text:p text:style-name="P1"><text:s text:c="4"/>Private Function Cerrar_Sesion() As String</text:p>
      <text:p text:style-name="P1"/>
      <text:p text:style-name="P1"><text:s text:c="8"/>mensajePei("-------------------------- CIERRE SESION PEI -----------------------------")</text:p>
      <text:p text:style-name="P1"><text:s text:c="8"/>ServicePointManager.SecurityProtocol = 3072</text:p>
      <text:p text:style-name="P1"><text:s text:c="8"/>'--- HOMOLOGACION <text:s/></text:p>
      <text:p text:style-name="P1"><text:s text:c="8"/>'Dim myWebRequest As HttpWebRequest = WebRequest.Create("https://h.api.redlink.com.ar/redlink/homologacion/enlacepagosseg/0/0/40/sesion")</text:p>
      <text:p text:style-name="P1"><text:s text:c="8"/>'--- PRODUCCION <text:s/></text:p>
      <text:p text:style-name="P1"><text:soft-page-break/><text:s text:c="8"/>direccion = "https://api.redlink.com.ar/redlink/produccion/enlacepagosseg/0/0/40/sesion"</text:p>
      <text:p text:style-name="P1"><text:s text:c="8"/>Dim myWebRequest As HttpWebRequest = WebRequest.Create(direccion)</text:p>
      <text:p text:style-name="P1"/>
      <text:p text:style-name="P1"><text:s text:c="8"/>myWebRequest.Timeout = timeOutGeneral</text:p>
      <text:p text:style-name="P1"><text:s text:c="8"/>' Create an instance of the RequestState and assign </text:p>
      <text:p text:style-name="P1"><text:s text:c="8"/>' myWebRequest' to it's request field.</text:p>
      <text:p text:style-name="P1"><text:s text:c="8"/>Dim myRequestState As New RequestState()</text:p>
      <text:p text:style-name="P1"><text:s text:c="8"/>myRequestState.request = myWebRequest</text:p>
      <text:p text:style-name="P1"><text:s text:c="8"/>myRequestState.request.Method = "DELETE"</text:p>
      <text:p text:style-name="P1"><text:s text:c="8"/>myRequestState.request.Accept = "application/json"</text:p>
      <text:p text:style-name="P1"><text:s text:c="8"/>myRequestState.request.ContentType = "application/json"</text:p>
      <text:p text:style-name="P1"><text:s text:c="8"/>myRequestState.request.Headers.Add("cliente: 200.2.127.227")</text:p>
      <text:p text:style-name="P1"><text:s text:c="8"/>myRequestState.request.Headers.Add("requerimiento: FIN_CORMORAN_" &amp; Now.Date &amp; "_" &amp; Now.ToShortTimeString)</text:p>
      <text:p text:style-name="P1"/>
      <text:p text:style-name="P1"><text:s text:c="8"/>'--- ESTO ESTA MODO PRODUCCION, LO HICE YO <text:s text:c="2"/></text:p>
      <text:p text:style-name="P1"><text:s text:c="8"/>myRequestState.request.Headers.Add("x-ibm-client-id: a029f249-5b98-4851-b084-c2b5c44651f1")</text:p>
      <text:p text:style-name="P1"><text:s text:c="8"/>'--- ESTO ESTA EN LA HOMOLOGACION, LO HICE YO <text:s text:c="2"/></text:p>
      <text:p text:style-name="P1"><text:s text:c="8"/>'myRequestState.request.Headers.Add("x-ibm-client-id: e003d9ed-8474-4639-bcce-4ca8a26567b0")</text:p>
      <text:p text:style-name="P1"><text:s text:c="8"/>'--- CLAVE DE MAURO </text:p>
      <text:p text:style-name="P1"><text:s text:c="8"/>'myRequestState.request.Headers.Add("x-ibm-client-id: eb1741fd-7117-4554-93e7-361804b34030")</text:p>
      <text:p text:style-name="P1"/>
      <text:p text:style-name="P1"><text:s text:c="8"/>myRequestState.request.Headers.Add("token: " &amp; token)</text:p>
      <text:p text:style-name="P1"/>
      <text:p text:style-name="P1"><text:s text:c="8"/>mensajePei(myRequestState.request.Method &amp; " " &amp; myRequestState.request.RequestUri.ToString &amp; vbNewLine &amp;</text:p>
      <text:p text:style-name="P1"><text:s text:c="19"/>" <text:s text:c="15"/>&lt;HEADERS&gt;" &amp; vbNewLine &amp;</text:p>
      <text:p text:style-name="P1"><text:s text:c="19"/>" <text:s text:c="19"/>" &amp; "content-type: " &amp; myRequestState.request.Headers.Item("content-type") &amp; vbNewLine &amp;</text:p>
      <text:p text:style-name="P1"><text:s text:c="19"/>" <text:s text:c="19"/>" &amp; "accept: " &amp; myRequestState.request.Headers.Item("accept") &amp; vbNewLine &amp;</text:p>
      <text:p text:style-name="P1"><text:s text:c="19"/>" <text:s text:c="19"/>" &amp; "x-ibm-client-id: " &amp; myRequestState.request.Headers.Item("x-ibm-client-id") &amp; vbNewLine &amp;</text:p>
      <text:p text:style-name="P1"><text:s text:c="19"/>" <text:s text:c="19"/>" &amp; "requerimiento: " &amp; myRequestState.request.Headers.Item("requerimiento") &amp; vbNewLine &amp;</text:p>
      <text:p text:style-name="P1"><text:s text:c="19"/>" <text:s text:c="19"/>" &amp; "cliente: " &amp; myRequestState.request.Headers.Item("cliente") &amp; vbNewLine &amp;</text:p>
      <text:p text:style-name="P1"><text:s text:c="19"/>" <text:s text:c="19"/>" &amp; "token: " &amp; myRequestState.request.Headers.Item("token") &amp; vbNewLine &amp;</text:p>
      <text:p text:style-name="P1"><text:s text:c="19"/>" <text:s text:c="15"/>&lt;DATA&gt;" &amp; vbNewLine &amp;</text:p>
      <text:p text:style-name="P1"><text:s text:c="19"/>" <text:s text:c="19"/>" &amp; myRequestState.json)</text:p>
      <text:p text:style-name="P1"/>
      <text:p text:style-name="P1"/>
      <text:p text:style-name="P1"><text:s text:c="8"/>Dim r As IAsyncResult = CType(myWebRequest.BeginGetRequestStream(AddressOf ReadCallback, myRequestState), IAsyncResult)</text:p>
      <text:p text:style-name="P1"><text:s text:c="8"/>' Pause the current thread until the async operation completes.</text:p>
      <text:p text:style-name="P1"><text:s text:c="8"/>allDone.WaitOne()</text:p>
      <text:p text:style-name="P1"><text:s text:c="8"/>' Send the Post and get the response.</text:p>
      <text:p text:style-name="P1"><text:s text:c="8"/>Dim mywebresponse As WebResponse = Nothing</text:p>
      <text:p text:style-name="P1"><text:s text:c="8"/>'Dim jsonObject As JObject</text:p>
      <text:p text:style-name="P1"><text:s text:c="8"/>Dim jsontext As String = ""</text:p>
      <text:p text:style-name="P1"><text:s text:c="8"/>Try</text:p>
      <text:p text:style-name="P1"/>
      <text:p text:style-name="P1"/>
      <text:p text:style-name="P1"><text:s text:c="12"/>mensajePei("-------------------------- RESPUESTA CIERRE SESION -----------------------------")</text:p>
      <text:p text:style-name="P1"><text:s text:c="12"/>System.Threading.Thread.Sleep(1000)</text:p>
      <text:p text:style-name="P1"/>
      <text:p text:style-name="P1"><text:s text:c="12"/>mywebresponse = myWebRequest.GetResponse()</text:p>
      <text:p text:style-name="P1"/>
      <text:p text:style-name="P1"><text:s text:c="12"/>Dim streamResponse As Stream = mywebresponse.GetResponseStream()</text:p>
      <text:p text:style-name="P1"><text:s text:c="12"/>Dim streamRead As New StreamReader(streamResponse)</text:p>
      <text:p text:style-name="P1"><text:soft-page-break/><text:s text:c="12"/>Dim readBuff(256) As [Char]</text:p>
      <text:p text:style-name="P1"><text:s text:c="12"/>Dim count As Integer = streamRead.Read(readBuff, 0, 256)</text:p>
      <text:p text:style-name="P1"/>
      <text:p text:style-name="P1"><text:s text:c="12"/>streamResponse.Close()</text:p>
      <text:p text:style-name="P1"><text:s text:c="12"/>streamRead.Close()</text:p>
      <text:p text:style-name="P1"><text:s text:c="12"/>mywebresponse.Close()</text:p>
      <text:p text:style-name="P1"/>
      <text:p text:style-name="P1"><text:s text:c="12"/>mensajePei("Sesion CERRADA")</text:p>
      <text:p text:style-name="P1"><text:s text:c="12"/>Return "Sesion CERRADA"</text:p>
      <text:p text:style-name="P1"><text:s text:c="8"/>Catch exWeb As WebException</text:p>
      <text:p text:style-name="P1"><text:s text:c="12"/>mensajePei("Try-Catch exWeb (Cerrar_Sesion)")</text:p>
      <text:p text:style-name="P1"><text:s text:c="12"/>mensajePei("Error de cierre de sesión: " &amp; exWeb.Response.Headers("exception-message"))</text:p>
      <text:p text:style-name="P1"><text:s text:c="12"/>mensajePei("La Sesion no se cerró")</text:p>
      <text:p text:style-name="P1"><text:s text:c="12"/>Return "La Sesion no se cerró"</text:p>
      <text:p text:style-name="P1"><text:s text:c="8"/>Catch ex As Exception</text:p>
      <text:p text:style-name="P1"><text:s text:c="12"/>mensajePei("Try-Catch ex (Cerrar_Sesion)")</text:p>
      <text:p text:style-name="P1"><text:s text:c="12"/>mensajePei(ex.Message)</text:p>
      <text:p text:style-name="P1"><text:s text:c="12"/>mensajePei("La Sesion no se cerró")</text:p>
      <text:p text:style-name="P1"><text:s text:c="12"/>Return "La Sesion no se cerró"</text:p>
      <text:p text:style-name="P1"><text:s text:c="8"/>Finally</text:p>
      <text:p text:style-name="P1"><text:s text:c="12"/>If Not mywebresponse Is Nothing Then mywebresponse.Close()</text:p>
      <text:p text:style-name="P1"/>
      <text:p text:style-name="P1"><text:s text:c="8"/>End Try</text:p>
      <text:p text:style-name="P1"/>
      <text:p text:style-name="P1"><text:s text:c="4"/>End Function</text:p>
      <text:p text:style-name="P1"/>
      <text:p text:style-name="P1"/>
      <text:p text:style-name="P1"><text:s text:c="4"/>Private Shared Sub ReadCallback(asynchronousResult As IAsyncResult)</text:p>
      <text:p text:style-name="P1"><text:s text:c="8"/>Dim myRequestState As RequestState = CType(asynchronousResult.AsyncState, RequestState)</text:p>
      <text:p text:style-name="P1"><text:s text:c="8"/>Dim myWebRequest As WebRequest = myRequestState.request</text:p>
      <text:p text:style-name="P1"><text:s text:c="8"/>' End the request.</text:p>
      <text:p text:style-name="P1"><text:s text:c="8"/>Dim streamResponse As Stream = myWebRequest.EndGetRequestStream(asynchronousResult)</text:p>
      <text:p text:style-name="P1"><text:s text:c="8"/>' Create a string that is to be posted to the uri.</text:p>
      <text:p text:style-name="P1"/>
      <text:p text:style-name="P1"><text:s text:c="8"/>Dim postData As String = myRequestState.json</text:p>
      <text:p text:style-name="P1"><text:s text:c="8"/>Dim encoder As New ASCIIEncoding()</text:p>
      <text:p text:style-name="P1"><text:s text:c="8"/>' Convert <text:s/>the string into a byte array.</text:p>
      <text:p text:style-name="P1"><text:s text:c="8"/>If postData &lt;&gt; "" Then</text:p>
      <text:p text:style-name="P1"><text:s text:c="12"/>Dim byteArray As Byte() = Encoding.UTF8.GetBytes(postData)</text:p>
      <text:p text:style-name="P1"><text:s text:c="12"/>' Write the data to the stream.</text:p>
      <text:p text:style-name="P1"><text:s text:c="12"/>streamResponse.Write(byteArray, 0, postData.Length)</text:p>
      <text:p text:style-name="P1"><text:s text:c="8"/>End If</text:p>
      <text:p text:style-name="P1"><text:s text:c="8"/>streamResponse.Close()</text:p>
      <text:p text:style-name="P1"><text:s text:c="8"/>' Allow the main thread to resume.</text:p>
      <text:p text:style-name="P1"><text:s text:c="8"/>allDone.Set()</text:p>
      <text:p text:style-name="P1"><text:s text:c="4"/>End Sub ' ReadCallback </text:p>
      <text:p text:style-name="P1"/>
      <text:p text:style-name="P1"/>
      <text:p text:style-name="P1">End Cl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Marozzi</meta:initial-creator>
    <meta:creation-date>2020-09-24T14:37:06.28</meta:creation-date>
    <meta:document-statistic meta:table-count="0" meta:image-count="0" meta:object-count="0" meta:page-count="26" meta:paragraph-count="1050" meta:word-count="4796" meta:character-count="65504"/>
    <dc:date>2020-09-24T14:43:13.83</dc:date>
    <dc:creator>Mauro Marozzi</dc:creator>
    <meta:editing-duration>PT6M7S</meta:editing-duration>
    <meta:editing-cycles>1</meta:editing-cycles>
    <meta:generator>OpenOffice/4.1.5$Win32 OpenOffice.org_project/415m1$Build-9789</meta:generator>
  </office:meta>
</office:document-meta>
</file>